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55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31.61mm"/>
    </style:style>
    <style:style style:name="co4" style:family="table-column">
      <style:table-column-properties fo:break-before="auto" style:column-width="9.03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9.67mm"/>
    </style:style>
    <style:style style:name="co9" style:family="table-column">
      <style:table-column-properties fo:break-before="auto" style:column-width="90.31mm"/>
    </style:style>
    <style:style style:name="co10" style:family="table-column">
      <style:table-column-properties fo:break-before="auto" style:column-width="112.89mm"/>
    </style:style>
    <style:style style:name="co11" style:family="table-column">
      <style:table-column-properties fo:break-before="auto" style:column-width="54.19mm"/>
    </style:style>
    <style:style style:name="ro1" style:family="table-row">
      <style:table-row-properties style:row-height="8.71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수원시의원후보 선거비용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4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2" table:default-cell-style-name="ce6"/>
        <table:table-column table:style-name="co10" table:default-cell-style-name="ce4"/>
        <table:table-column table:style-name="co11" table:default-cell-style-name="ce7"/>
        <table:table-column table:style-name="co7" table:number-columns-repeated="2" table:default-cell-style-name="Default"/>
        <table:table-column table:style-name="co7" table:default-cell-style-name="ce7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선거구(구시군)</text:p>
          </table:table-cell>
          <table:table-cell table:style-name="ce1" office:value-type="string" calcext:value-type="string">
            <text:p>선거구명</text:p>
          </table:table-cell>
          <table:table-cell table:style-name="ce5" office:value-type="string" calcext:value-type="string">
            <text:p>기호</text:p>
          </table:table-cell>
          <table:table-cell table:style-name="ce5" office:value-type="string" calcext:value-type="string">
            <text:p>소속</text:p>
            <text:p>정당명</text:p>
          </table:table-cell>
          <table:table-cell table:style-name="ce5" office:value-type="string" calcext:value-type="string">
            <text:p>성명</text:p>
            <text:p>(한자)</text:p>
          </table:table-cell>
          <table:table-cell table:style-name="ce5" office:value-type="string" calcext:value-type="string">
            <text:p>성별</text:p>
          </table:table-cell>
          <table:table-cell table:style-name="ce5" office:value-type="string" calcext:value-type="string">
            <text:p>생년월일</text:p>
            <text:p>(연령)</text:p>
          </table:table-cell>
          <table:table-cell table:style-name="ce5" office:value-type="string" calcext:value-type="string">
            <text:p>주소</text:p>
          </table:table-cell>
          <table:table-cell table:style-name="ce5" office:value-type="string" calcext:value-type="string">
            <text:p>직업</text:p>
          </table:table-cell>
          <table:table-cell table:style-name="ce5" office:value-type="string" calcext:value-type="string">
            <text:p>학력</text:p>
          </table:table-cell>
          <table:table-cell table:style-name="ce5" office:value-type="string" calcext:value-type="string">
            <text:p>경력</text:p>
          </table:table-cell>
          <table:table-cell table:style-name="ce5" office:value-type="string" calcext:value-type="string">
            <text:p>선거비용 제한액</text:p>
          </table:table-cell>
          <table:table-cell table:style-name="ce5" office:value-type="string" calcext:value-type="string">
            <text:p>선거비용 지출액</text:p>
          </table:table-cell>
          <table:table-cell table:style-name="ce1" office:value-type="string" calcext:value-type="string">
            <text:p>파일명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수원시장안구</text:p>
          </table:table-cell>
          <table:table-cell table:style-name="ce3" office:value-type="string" calcext:value-type="string">
            <text:p>수원시가선거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강영우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9.01.19</text:p>
            <text:p>(49세)</text:p>
          </table:table-cell>
          <table:table-cell office:value-type="string" calcext:value-type="string">
            <text:p>경기도 수원시 장안구 팔달로316번길</text:p>
          </table:table-cell>
          <table:table-cell office:value-type="string" calcext:value-type="string">
            <text:p>홍익디자인 협동조합 직원</text:p>
          </table:table-cell>
          <table:table-cell office:value-type="string" calcext:value-type="string">
            <text:p>고등학교 졸업학력 검정고시 합격</text:p>
          </table:table-cell>
          <table:table-cell office:value-type="string" calcext:value-type="string">
            <text:p>(현)더불어민주당수원(갑)영화동협의회장</text:p>
            <text:p>(전)수원시협동조합협의회 상임대표</text:p>
          </table:table-cell>
          <table:table-cell office:value-type="float" office:value="44000000" calcext:value-type="float">
            <text:p>44,000,000</text:p>
          </table:table-cell>
          <table:table-cell office:value-type="float" office:value="40152743" calcext:value-type="float">
            <text:p>40,152,743</text:p>
          </table:table-cell>
          <table:table-cell table:formula="of:=[.A2]&amp;&quot;.&quot;&amp;[.B2]&amp;&quot;.&quot;&amp;MID([.C2];4;1)&amp;&quot;.&quot;&amp;[.D2]&amp;&quot;.&quot;&amp;[.E2]&amp;&quot;.&quot;&amp;[.F2]" office:value-type="string" office:string-value="1.수원시장안구.가.1.더불어민주당.강영우" calcext:value-type="string">
            <text:p>1.수원시장안구.가.1.더불어민주당.강영우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수원시장안구</text:p>
          </table:table-cell>
          <table:table-cell table:style-name="ce3" office:value-type="string" calcext:value-type="string">
            <text:p>수원시가선거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자유한국당</text:p>
          </table:table-cell>
          <table:table-cell office:value-type="string" calcext:value-type="string">
            <text:p>홍종수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55.02.28</text:p>
            <text:p>(63세)</text:p>
          </table:table-cell>
          <table:table-cell office:value-type="string" calcext:value-type="string">
            <text:p>경기도 수원시 장안구 연무로7번길</text:p>
          </table:table-cell>
          <table:table-cell office:value-type="string" calcext:value-type="string">
            <text:p>수원시의회의원</text:p>
          </table:table-cell>
          <table:table-cell office:value-type="string" calcext:value-type="string">
            <text:p>부산디지털대학교 사회복지상담학부 졸업(노인복지학 전공, 사회복지학사)</text:p>
          </table:table-cell>
          <table:table-cell office:value-type="string" calcext:value-type="string">
            <text:p>(전)수원소화초등학교 총동문회장</text:p>
            <text:p>(전)수원북중학교 운영위원장</text:p>
          </table:table-cell>
          <table:table-cell office:value-type="float" office:value="44000000" calcext:value-type="float">
            <text:p>44,000,000</text:p>
          </table:table-cell>
          <table:table-cell office:value-type="float" office:value="40738503" calcext:value-type="float">
            <text:p>40,738,503</text:p>
          </table:table-cell>
          <table:table-cell table:formula="of:=[.A3]&amp;&quot;.&quot;&amp;[.B3]&amp;&quot;.&quot;&amp;MID([.C3];4;1)&amp;&quot;.&quot;&amp;[.D3]&amp;&quot;.&quot;&amp;[.E3]&amp;&quot;.&quot;&amp;[.F3]" office:value-type="string" office:string-value="2.수원시장안구.가.2.자유한국당.홍종수" calcext:value-type="string">
            <text:p>2.수원시장안구.가.2.자유한국당.홍종수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수원시장안구</text:p>
          </table:table-cell>
          <table:table-cell table:style-name="ce3" office:value-type="string" calcext:value-type="string">
            <text:p>수원시가선거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바른미래당</text:p>
          </table:table-cell>
          <table:table-cell office:value-type="string" calcext:value-type="string">
            <text:p>한규흠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1.09.05</text:p>
            <text:p>(56세)</text:p>
          </table:table-cell>
          <table:table-cell office:value-type="string" calcext:value-type="string">
            <text:p>경기도 수원시 장안구 월드컵로</text:p>
          </table:table-cell>
          <table:table-cell office:value-type="string" calcext:value-type="string">
            <text:p>수원시의회의원</text:p>
          </table:table-cell>
          <table:table-cell office:value-type="string" calcext:value-type="string">
            <text:p>국제사이버대학교 복지행정학과 2년 중퇴(2012. 3. ~ 2014. 7.)</text:p>
          </table:table-cell>
          <table:table-cell office:value-type="string" calcext:value-type="string">
            <text:p>(현)수원시의회의원</text:p>
            <text:p>(현)수원시 규제개혁 심의위원</text:p>
          </table:table-cell>
          <table:table-cell office:value-type="float" office:value="44000000" calcext:value-type="float">
            <text:p>44,000,000</text:p>
          </table:table-cell>
          <table:table-cell office:value-type="float" office:value="39338381" calcext:value-type="float">
            <text:p>39,338,381</text:p>
          </table:table-cell>
          <table:table-cell table:formula="of:=[.A4]&amp;&quot;.&quot;&amp;[.B4]&amp;&quot;.&quot;&amp;MID([.C4];4;1)&amp;&quot;.&quot;&amp;[.D4]&amp;&quot;.&quot;&amp;[.E4]&amp;&quot;.&quot;&amp;[.F4]" office:value-type="string" office:string-value="3.수원시장안구.가.3.바른미래당.한규흠" calcext:value-type="string">
            <text:p>3.수원시장안구.가.3.바른미래당.한규흠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수원시장안구</text:p>
          </table:table-cell>
          <table:table-cell table:style-name="ce3" office:value-type="string" calcext:value-type="string">
            <text:p>수원시가선거구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민중당</text:p>
          </table:table-cell>
          <table:table-cell office:value-type="string" calcext:value-type="string">
            <text:p>이형구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86.10.09</text:p>
            <text:p>(31세)</text:p>
          </table:table-cell>
          <table:table-cell office:value-type="string" calcext:value-type="string">
            <text:p>경기도 수원시 권선구 세권로196번길</text:p>
          </table:table-cell>
          <table:table-cell office:value-type="string" calcext:value-type="string">
            <text:p>연구원</text:p>
          </table:table-cell>
          <table:table-cell office:value-type="string" calcext:value-type="string">
            <text:p>아주대학교 화학공학과 졸업</text:p>
          </table:table-cell>
          <table:table-cell office:value-type="string" calcext:value-type="string">
            <text:p>(전)아주대학교 공과대학 학생회 학생회장</text:p>
            <text:p>(현)주권연구소 연구원</text:p>
          </table:table-cell>
          <table:table-cell office:value-type="float" office:value="44000000" calcext:value-type="float">
            <text:p>44,000,000</text:p>
          </table:table-cell>
          <table:table-cell office:value-type="float" office:value="1651783" calcext:value-type="float">
            <text:p>1,651,783</text:p>
          </table:table-cell>
          <table:table-cell table:formula="of:=[.A5]&amp;&quot;.&quot;&amp;[.B5]&amp;&quot;.&quot;&amp;MID([.C5];4;1)&amp;&quot;.&quot;&amp;[.D5]&amp;&quot;.&quot;&amp;[.E5]&amp;&quot;.&quot;&amp;[.F5]" office:value-type="string" office:string-value="4.수원시장안구.가.6.민중당.이형구" calcext:value-type="string">
            <text:p>4.수원시장안구.가.6.민중당.이형구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수원시장안구</text:p>
          </table:table-cell>
          <table:table-cell table:style-name="ce3" office:value-type="string" calcext:value-type="string">
            <text:p>수원시나선거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황경희</text:p>
          </table:table-cell>
          <table:table-cell office:value-type="string" calcext:value-type="string">
            <text:p>여</text:p>
          </table:table-cell>
          <table:table-cell office:value-type="string" calcext:value-type="string">
            <text:p>1965.11.10</text:p>
            <text:p>(52세)</text:p>
          </table:table-cell>
          <table:table-cell office:value-type="string" calcext:value-type="string">
            <text:p>경기도 수원시 장안구 경수대로976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서울사이버대학교 보건행정학과 졸업</text:p>
          </table:table-cell>
          <table:table-cell office:value-type="string" calcext:value-type="string">
            <text:p>(현)수원 희망교육시민포럼 공동대표</text:p>
            <text:p>(전)더불어민주당 수원시갑지역위원회 사무국장</text:p>
          </table:table-cell>
          <table:table-cell office:value-type="float" office:value="44000000" calcext:value-type="float">
            <text:p>44,000,000</text:p>
          </table:table-cell>
          <table:table-cell office:value-type="float" office:value="42669670" calcext:value-type="float">
            <text:p>42,669,670</text:p>
          </table:table-cell>
          <table:table-cell table:formula="of:=[.A6]&amp;&quot;.&quot;&amp;[.B6]&amp;&quot;.&quot;&amp;MID([.C6];4;1)&amp;&quot;.&quot;&amp;[.D6]&amp;&quot;.&quot;&amp;[.E6]&amp;&quot;.&quot;&amp;[.F6]" office:value-type="string" office:string-value="5.수원시장안구.나.1.더불어민주당.황경희" calcext:value-type="string">
            <text:p>5.수원시장안구.나.1.더불어민주당.황경희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수원시장안구</text:p>
          </table:table-cell>
          <table:table-cell table:style-name="ce3" office:value-type="string" calcext:value-type="string">
            <text:p>수원시나선거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자유한국당</text:p>
          </table:table-cell>
          <table:table-cell office:value-type="string" calcext:value-type="string">
            <text:p>최인상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59.04.10</text:p>
            <text:p>(59세)</text:p>
          </table:table-cell>
          <table:table-cell office:value-type="string" calcext:value-type="string">
            <text:p>경기도 수원시 장안구 송원로59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아주대학교 공공정책대학원 졸업(사회복지학 석사)</text:p>
          </table:table-cell>
          <table:table-cell office:value-type="string" calcext:value-type="string">
            <text:p>(전)제18대, 제19대 대통령선거 장안구 유세단장</text:p>
            <text:p>(현)자유한국당 수원갑 당원협의회 사무국장</text:p>
          </table:table-cell>
          <table:table-cell office:value-type="float" office:value="44000000" calcext:value-type="float">
            <text:p>44,000,000</text:p>
          </table:table-cell>
          <table:table-cell office:value-type="float" office:value="38504753" calcext:value-type="float">
            <text:p>38,504,753</text:p>
          </table:table-cell>
          <table:table-cell table:formula="of:=[.A7]&amp;&quot;.&quot;&amp;[.B7]&amp;&quot;.&quot;&amp;MID([.C7];4;1)&amp;&quot;.&quot;&amp;[.D7]&amp;&quot;.&quot;&amp;[.E7]&amp;&quot;.&quot;&amp;[.F7]" office:value-type="string" office:string-value="6.수원시장안구.나.2.자유한국당.최인상" calcext:value-type="string">
            <text:p>6.수원시장안구.나.2.자유한국당.최인상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수원시장안구</text:p>
          </table:table-cell>
          <table:table-cell table:style-name="ce3" office:value-type="string" calcext:value-type="string">
            <text:p>수원시나선거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바른미래당</text:p>
          </table:table-cell>
          <table:table-cell office:value-type="string" calcext:value-type="string">
            <text:p>한상훈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6.01.06</text:p>
            <text:p>(52세)</text:p>
          </table:table-cell>
          <table:table-cell office:value-type="string" calcext:value-type="string">
            <text:p>경기도 수원시 장안구 정조로</text:p>
          </table:table-cell>
          <table:table-cell office:value-type="string" calcext:value-type="string">
            <text:p>윈스창업연구소 대표</text:p>
          </table:table-cell>
          <table:table-cell office:value-type="string" calcext:value-type="string">
            <text:p>수원대학교 대학원 행정학과 박사과정 3학기 재학중</text:p>
          </table:table-cell>
          <table:table-cell office:value-type="string" calcext:value-type="string">
            <text:p>(전)수원시 장안구 주민참여예산위원회 위원장</text:p>
            <text:p>(전)사단법인 한국소기업소상공인연합회 수원시지회장</text:p>
          </table:table-cell>
          <table:table-cell office:value-type="float" office:value="44000000" calcext:value-type="float">
            <text:p>44,000,000</text:p>
          </table:table-cell>
          <table:table-cell office:value-type="float" office:value="40693076" calcext:value-type="float">
            <text:p>40,693,076</text:p>
          </table:table-cell>
          <table:table-cell table:formula="of:=[.A8]&amp;&quot;.&quot;&amp;[.B8]&amp;&quot;.&quot;&amp;MID([.C8];4;1)&amp;&quot;.&quot;&amp;[.D8]&amp;&quot;.&quot;&amp;[.E8]&amp;&quot;.&quot;&amp;[.F8]" office:value-type="string" office:string-value="7.수원시장안구.나.3.바른미래당.한상훈" calcext:value-type="string">
            <text:p>7.수원시장안구.나.3.바른미래당.한상훈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수원시장안구</text:p>
          </table:table-cell>
          <table:table-cell office:value-type="string" calcext:value-type="string">
            <text:p>수원시다선거구</text:p>
          </table:table-cell>
          <table:table-cell office:value-type="string" calcext:value-type="string">
            <text:p>1-가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박명규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1.01.04</text:p>
            <text:p>(57세)</text:p>
          </table:table-cell>
          <table:table-cell office:value-type="string" calcext:value-type="string">
            <text:p>경기도 수원시 장안구 만석로20번길</text:p>
          </table:table-cell>
          <table:table-cell office:value-type="string" calcext:value-type="string">
            <text:p>수원시근로자종합복지관 사무국장</text:p>
          </table:table-cell>
          <table:table-cell office:value-type="string" calcext:value-type="string">
            <text:p>호원대학교 항공서비스학과 4학년 재학중</text:p>
          </table:table-cell>
          <table:table-cell office:value-type="string" calcext:value-type="string">
            <text:p>(현)수원시좋은시정위원회 일자리위원</text:p>
            <text:p>(현)한국노총수원지역지부 사무처장</text:p>
          </table:table-cell>
          <table:table-cell office:value-type="float" office:value="48000000" calcext:value-type="float">
            <text:p>48,000,000</text:p>
          </table:table-cell>
          <table:table-cell office:value-type="float" office:value="38911948" calcext:value-type="float">
            <text:p>38,911,948</text:p>
          </table:table-cell>
          <table:table-cell table:formula="of:=[.A9]&amp;&quot;.&quot;&amp;[.B9]&amp;&quot;.&quot;&amp;MID([.C9];4;1)&amp;&quot;.&quot;&amp;[.D9]&amp;&quot;.&quot;&amp;[.E9]&amp;&quot;.&quot;&amp;[.F9]" office:value-type="string" office:string-value="8.수원시장안구.다.1-가.더불어민주당.박명규" calcext:value-type="string">
            <text:p>8.수원시장안구.다.1-가.더불어민주당.박명규</text:p>
          </table:table-cell>
          <table:table-cell table:number-columns-repeated="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수원시장안구</text:p>
          </table:table-cell>
          <table:table-cell office:value-type="string" calcext:value-type="string">
            <text:p>수원시다선거구</text:p>
          </table:table-cell>
          <table:table-cell office:value-type="string" calcext:value-type="string">
            <text:p>1-나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이종근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5.10.30</text:p>
            <text:p>(52세)</text:p>
          </table:table-cell>
          <table:table-cell office:value-type="string" calcext:value-type="string">
            <text:p>경기도 수원시 장안구 덕영대로639번길</text:p>
          </table:table-cell>
          <table:table-cell office:value-type="string" calcext:value-type="string">
            <text:p>수원시의회의원</text:p>
          </table:table-cell>
          <table:table-cell office:value-type="string" calcext:value-type="string">
            <text:p>한신대학교 신학과 졸업</text:p>
          </table:table-cell>
          <table:table-cell office:value-type="string" calcext:value-type="string">
            <text:p>(현)수원시의회의원</text:p>
            <text:p>(현)한신대학교 초빙 교수</text:p>
          </table:table-cell>
          <table:table-cell office:value-type="float" office:value="48000000" calcext:value-type="float">
            <text:p>48,000,000</text:p>
          </table:table-cell>
          <table:table-cell office:value-type="float" office:value="44973421" calcext:value-type="float">
            <text:p>44,973,421</text:p>
          </table:table-cell>
          <table:table-cell table:formula="of:=[.A10]&amp;&quot;.&quot;&amp;[.B10]&amp;&quot;.&quot;&amp;MID([.C10];4;1)&amp;&quot;.&quot;&amp;[.D10]&amp;&quot;.&quot;&amp;[.E10]&amp;&quot;.&quot;&amp;[.F10]" office:value-type="string" office:string-value="9.수원시장안구.다.1-나.더불어민주당.이종근" calcext:value-type="string">
            <text:p>9.수원시장안구.다.1-나.더불어민주당.이종근</text:p>
          </table:table-cell>
          <table:table-cell table:number-columns-repeated="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수원시장안구</text:p>
          </table:table-cell>
          <table:table-cell office:value-type="string" calcext:value-type="string">
            <text:p>수원시다선거구</text:p>
          </table:table-cell>
          <table:table-cell office:value-type="string" calcext:value-type="string">
            <text:p>1-다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최강귀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1.09.13</text:p>
            <text:p>(56세)</text:p>
          </table:table-cell>
          <table:table-cell office:value-type="string" calcext:value-type="string">
            <text:p>경기도 수원시 장안구 수성로245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국제사이버대학교 복지행정학과 3학년 중퇴(2012.3.~2016.9.)</text:p>
          </table:table-cell>
          <table:table-cell office:value-type="string" calcext:value-type="string">
            <text:p>(전)수원도시공사 이사(비상임)</text:p>
            <text:p>(전)수원시의회의원</text:p>
          </table:table-cell>
          <table:table-cell office:value-type="float" office:value="48000000" calcext:value-type="float">
            <text:p>48,000,000</text:p>
          </table:table-cell>
          <table:table-cell office:value-type="float" office:value="34597299" calcext:value-type="float">
            <text:p>34,597,299</text:p>
          </table:table-cell>
          <table:table-cell table:formula="of:=[.A11]&amp;&quot;.&quot;&amp;[.B11]&amp;&quot;.&quot;&amp;MID([.C11];4;1)&amp;&quot;.&quot;&amp;[.D11]&amp;&quot;.&quot;&amp;[.E11]&amp;&quot;.&quot;&amp;[.F11]" office:value-type="string" office:string-value="10.수원시장안구.다.1-다.더불어민주당.최강귀" calcext:value-type="string">
            <text:p>10.수원시장안구.다.1-다.더불어민주당.최강귀</text:p>
          </table:table-cell>
          <table:table-cell table:number-columns-repeated="4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수원시장안구</text:p>
          </table:table-cell>
          <table:table-cell office:value-type="string" calcext:value-type="string">
            <text:p>수원시다선거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자유한국당</text:p>
          </table:table-cell>
          <table:table-cell office:value-type="string" calcext:value-type="string">
            <text:p>조문경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5.09.26</text:p>
            <text:p>(52세)</text:p>
          </table:table-cell>
          <table:table-cell office:value-type="string" calcext:value-type="string">
            <text:p>경기도 수원시 장안구 이목로</text:p>
          </table:table-cell>
          <table:table-cell office:value-type="string" calcext:value-type="string">
            <text:p>(주)현대북수원서비스 대표이사</text:p>
          </table:table-cell>
          <table:table-cell office:value-type="string" calcext:value-type="string">
            <text:p>아주대학교 공공정책대학원 행정학과 1학기 재학중(석사과정)</text:p>
          </table:table-cell>
          <table:table-cell office:value-type="string" calcext:value-type="string">
            <text:p>(현)(주)현대북수원서비스 대표이사</text:p>
            <text:p>(전)정자3동 주민자치위원회 위원장</text:p>
          </table:table-cell>
          <table:table-cell office:value-type="float" office:value="48000000" calcext:value-type="float">
            <text:p>48,000,000</text:p>
          </table:table-cell>
          <table:table-cell office:value-type="float" office:value="42826088" calcext:value-type="float">
            <text:p>42,826,088</text:p>
          </table:table-cell>
          <table:table-cell table:formula="of:=[.A12]&amp;&quot;.&quot;&amp;[.B12]&amp;&quot;.&quot;&amp;MID([.C12];4;1)&amp;&quot;.&quot;&amp;[.D12]&amp;&quot;.&quot;&amp;[.E12]&amp;&quot;.&quot;&amp;[.F12]" office:value-type="string" office:string-value="11.수원시장안구.다.2.자유한국당.조문경" calcext:value-type="string">
            <text:p>11.수원시장안구.다.2.자유한국당.조문경</text:p>
          </table:table-cell>
          <table:table-cell table:number-columns-repeated="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수원시장안구</text:p>
          </table:table-cell>
          <table:table-cell office:value-type="string" calcext:value-type="string">
            <text:p>수원시다선거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바른미래당</text:p>
          </table:table-cell>
          <table:table-cell office:value-type="string" calcext:value-type="string">
            <text:p>정희윤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87.05.28</text:p>
            <text:p>(31세)</text:p>
          </table:table-cell>
          <table:table-cell office:value-type="string" calcext:value-type="string">
            <text:p>경기도 수원시 장안구 장안로279번길</text:p>
          </table:table-cell>
          <table:table-cell office:value-type="string" calcext:value-type="string">
            <text:p>교육인</text:p>
          </table:table-cell>
          <table:table-cell office:value-type="string" calcext:value-type="string">
            <text:p>인하대학교 정치외교학과 4학년 재학중</text:p>
          </table:table-cell>
          <table:table-cell office:value-type="string" calcext:value-type="string">
            <text:p>(전)이찬열 국회의원 비서</text:p>
            <text:p>(현)민주평화통일자문회의 자문위원</text:p>
          </table:table-cell>
          <table:table-cell office:value-type="float" office:value="48000000" calcext:value-type="float">
            <text:p>48,000,000</text:p>
          </table:table-cell>
          <table:table-cell office:value-type="float" office:value="35416500" calcext:value-type="float">
            <text:p>35,416,500</text:p>
          </table:table-cell>
          <table:table-cell table:formula="of:=[.A13]&amp;&quot;.&quot;&amp;[.B13]&amp;&quot;.&quot;&amp;MID([.C13];4;1)&amp;&quot;.&quot;&amp;[.D13]&amp;&quot;.&quot;&amp;[.E13]&amp;&quot;.&quot;&amp;[.F13]" office:value-type="string" office:string-value="12.수원시장안구.다.3.바른미래당.정희윤" calcext:value-type="string">
            <text:p>12.수원시장안구.다.3.바른미래당.정희윤</text:p>
          </table:table-cell>
          <table:table-cell table:number-columns-repeated="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수원시장안구</text:p>
          </table:table-cell>
          <table:table-cell office:value-type="string" calcext:value-type="string">
            <text:p>수원시다선거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정의당</text:p>
          </table:table-cell>
          <table:table-cell office:value-type="string" calcext:value-type="string">
            <text:p>손종호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74.01.25</text:p>
            <text:p>(44세)</text:p>
          </table:table-cell>
          <table:table-cell office:value-type="string" calcext:value-type="string">
            <text:p>경기도 수원시 장안구 하률로46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원광대학교 전기공학과 졸업</text:p>
          </table:table-cell>
          <table:table-cell office:value-type="string" calcext:value-type="string">
            <text:p>(현)노회찬 원내대표 사회복지정책 특보</text:p>
            <text:p>(전)삼호진덕아파트 입주자대표회의 회장</text:p>
          </table:table-cell>
          <table:table-cell office:value-type="float" office:value="48000000" calcext:value-type="float">
            <text:p>48,000,000</text:p>
          </table:table-cell>
          <table:table-cell office:value-type="float" office:value="14407092" calcext:value-type="float">
            <text:p>14,407,092</text:p>
          </table:table-cell>
          <table:table-cell table:formula="of:=[.A14]&amp;&quot;.&quot;&amp;[.B14]&amp;&quot;.&quot;&amp;MID([.C14];4;1)&amp;&quot;.&quot;&amp;[.D14]&amp;&quot;.&quot;&amp;[.E14]&amp;&quot;.&quot;&amp;[.F14]" office:value-type="string" office:string-value="13.수원시장안구.다.5.정의당.손종호" calcext:value-type="string">
            <text:p>13.수원시장안구.다.5.정의당.손종호</text:p>
          </table:table-cell>
          <table:table-cell table:number-columns-repeated="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수원시권선구</text:p>
          </table:table-cell>
          <table:table-cell table:style-name="ce3" office:value-type="string" calcext:value-type="string">
            <text:p>수원시라선거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김정렬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9.02.12</text:p>
            <text:p>(49세)</text:p>
          </table:table-cell>
          <table:table-cell office:value-type="string" calcext:value-type="string">
            <text:p>경기도 수원시 권선구 오목천로</text:p>
          </table:table-cell>
          <table:table-cell office:value-type="string" calcext:value-type="string">
            <text:p>수원시의회의원</text:p>
          </table:table-cell>
          <table:table-cell office:value-type="string" calcext:value-type="string">
            <text:p>아주대학교 사회학과 졸업</text:p>
          </table:table-cell>
          <table:table-cell office:value-type="string" calcext:value-type="string">
            <text:p>(전)민주당권선지역위원회 사무국장</text:p>
            <text:p>(현)수원시의회의원</text:p>
          </table:table-cell>
          <table:table-cell office:value-type="float" office:value="44000000" calcext:value-type="float">
            <text:p>44,000,000</text:p>
          </table:table-cell>
          <table:table-cell office:value-type="float" office:value="43700253" calcext:value-type="float">
            <text:p>43,700,253</text:p>
          </table:table-cell>
          <table:table-cell table:formula="of:=[.A15]&amp;&quot;.&quot;&amp;[.B15]&amp;&quot;.&quot;&amp;MID([.C15];4;1)&amp;&quot;.&quot;&amp;[.D15]&amp;&quot;.&quot;&amp;[.E15]&amp;&quot;.&quot;&amp;[.F15]" office:value-type="string" office:string-value="14.수원시권선구.라.1.더불어민주당.김정렬" calcext:value-type="string">
            <text:p>14.수원시권선구.라.1.더불어민주당.김정렬</text:p>
          </table:table-cell>
          <table:table-cell table:number-columns-repeated="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라선거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자유한국당</text:p>
          </table:table-cell>
          <table:table-cell office:value-type="string" calcext:value-type="string">
            <text:p>박태원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71.03.10</text:p>
            <text:p>(47세)</text:p>
          </table:table-cell>
          <table:table-cell office:value-type="string" calcext:value-type="string">
            <text:p>경기도 수원시 권선구 칠보로14번길</text:p>
          </table:table-cell>
          <table:table-cell office:value-type="string" calcext:value-type="string">
            <text:p>주식회사 에스피글로벌 대표</text:p>
          </table:table-cell>
          <table:table-cell office:value-type="string" calcext:value-type="string">
            <text:p>수원대학교 법학과 졸업</text:p>
          </table:table-cell>
          <table:table-cell office:value-type="string" calcext:value-type="string">
            <text:p>(전)법무부 법사랑 수원시권선구협의회 위원</text:p>
            <text:p>(현)자유한국당 수원시을 당협위원회 사무국장</text:p>
          </table:table-cell>
          <table:table-cell office:value-type="float" office:value="44000000" calcext:value-type="float">
            <text:p>44,000,000</text:p>
          </table:table-cell>
          <table:table-cell office:value-type="float" office:value="41286460" calcext:value-type="float">
            <text:p>41,286,460</text:p>
          </table:table-cell>
          <table:table-cell table:formula="of:=[.A16]&amp;&quot;.&quot;&amp;[.B16]&amp;&quot;.&quot;&amp;MID([.C16];4;1)&amp;&quot;.&quot;&amp;[.D16]&amp;&quot;.&quot;&amp;[.E16]&amp;&quot;.&quot;&amp;[.F16]" office:value-type="string" office:string-value="15.수원시권선구.라.2.자유한국당.박태원" calcext:value-type="string">
            <text:p>15.수원시권선구.라.2.자유한국당.박태원</text:p>
          </table:table-cell>
          <table:table-cell table:number-columns-repeated="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라선거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바른미래당</text:p>
          </table:table-cell>
          <table:table-cell office:value-type="string" calcext:value-type="string">
            <text:p>이윤호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70.03.09</text:p>
            <text:p>(48세)</text:p>
          </table:table-cell>
          <table:table-cell office:value-type="string" calcext:value-type="string">
            <text:p>경기도 수원시 권선구 서수원로</text:p>
          </table:table-cell>
          <table:table-cell office:value-type="string" calcext:value-type="string">
            <text:p>(주)내집하우징대표</text:p>
          </table:table-cell>
          <table:table-cell office:value-type="string" calcext:value-type="string">
            <text:p>성균관대학교 국가전략대학원 석사학위과정(휴학중)</text:p>
          </table:table-cell>
          <table:table-cell office:value-type="string" calcext:value-type="string">
            <text:p>(전)호매실동 주민자치위원장</text:p>
            <text:p>(현)수원시 바르게살기협의회 부회장</text:p>
          </table:table-cell>
          <table:table-cell office:value-type="float" office:value="44000000" calcext:value-type="float">
            <text:p>44,000,000</text:p>
          </table:table-cell>
          <table:table-cell office:value-type="float" office:value="31694539" calcext:value-type="float">
            <text:p>31,694,539</text:p>
          </table:table-cell>
          <table:table-cell table:formula="of:=[.A17]&amp;&quot;.&quot;&amp;[.B17]&amp;&quot;.&quot;&amp;MID([.C17];4;1)&amp;&quot;.&quot;&amp;[.D17]&amp;&quot;.&quot;&amp;[.E17]&amp;&quot;.&quot;&amp;[.F17]" office:value-type="string" office:string-value="16.수원시권선구.라.3.바른미래당.이윤호" calcext:value-type="string">
            <text:p>16.수원시권선구.라.3.바른미래당.이윤호</text:p>
          </table:table-cell>
          <table:table-cell table:number-columns-repeated="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마선거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조미옥</text:p>
          </table:table-cell>
          <table:table-cell office:value-type="string" calcext:value-type="string">
            <text:p>여</text:p>
          </table:table-cell>
          <table:table-cell office:value-type="string" calcext:value-type="string">
            <text:p>1966.01.23</text:p>
            <text:p>(52세)</text:p>
          </table:table-cell>
          <table:table-cell office:value-type="string" calcext:value-type="string">
            <text:p>경기도 수원시 권선구 금곡로</text:p>
          </table:table-cell>
          <table:table-cell office:value-type="string" calcext:value-type="string">
            <text:p>교육인</text:p>
          </table:table-cell>
          <table:table-cell office:value-type="string" calcext:value-type="string">
            <text:p>수원대학교 불어불문학과 졸업</text:p>
          </table:table-cell>
          <table:table-cell office:value-type="string" calcext:value-type="string">
            <text:p>(현)더불어민주당 수원시을지역위원회 여성위원장</text:p>
            <text:p>(현)한국 교육문화재단 경기도지부 대표</text:p>
          </table:table-cell>
          <table:table-cell office:value-type="float" office:value="43000000" calcext:value-type="float">
            <text:p>43,000,000</text:p>
          </table:table-cell>
          <table:table-cell office:value-type="float" office:value="34537562" calcext:value-type="float">
            <text:p>34,537,562</text:p>
          </table:table-cell>
          <table:table-cell table:formula="of:=[.A18]&amp;&quot;.&quot;&amp;[.B18]&amp;&quot;.&quot;&amp;MID([.C18];4;1)&amp;&quot;.&quot;&amp;[.D18]&amp;&quot;.&quot;&amp;[.E18]&amp;&quot;.&quot;&amp;[.F18]" office:value-type="string" office:string-value="17.수원시권선구.마.1.더불어민주당.조미옥" calcext:value-type="string">
            <text:p>17.수원시권선구.마.1.더불어민주당.조미옥</text:p>
          </table:table-cell>
          <table:table-cell table:number-columns-repeated="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마선거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자유한국당</text:p>
          </table:table-cell>
          <table:table-cell office:value-type="string" calcext:value-type="string">
            <text:p>김경숙</text:p>
          </table:table-cell>
          <table:table-cell office:value-type="string" calcext:value-type="string">
            <text:p>여</text:p>
          </table:table-cell>
          <table:table-cell office:value-type="string" calcext:value-type="string">
            <text:p>1962.01.04</text:p>
            <text:p>(56세)</text:p>
          </table:table-cell>
          <table:table-cell office:value-type="string" calcext:value-type="string">
            <text:p>경기도 수원시 권선구 매곡로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한양대학교 공공정책대학원 졸업(행정학석사)</text:p>
          </table:table-cell>
          <table:table-cell office:value-type="string" calcext:value-type="string">
            <text:p>(전)권선구 금곡동 주민자치위원회 부위원장</text:p>
            <text:p>(현)자유한국당 수원시을당협 여성위원장</text:p>
          </table:table-cell>
          <table:table-cell office:value-type="float" office:value="43000000" calcext:value-type="float">
            <text:p>43,000,000</text:p>
          </table:table-cell>
          <table:table-cell office:value-type="float" office:value="37183788" calcext:value-type="float">
            <text:p>37,183,788</text:p>
          </table:table-cell>
          <table:table-cell table:formula="of:=[.A19]&amp;&quot;.&quot;&amp;[.B19]&amp;&quot;.&quot;&amp;MID([.C19];4;1)&amp;&quot;.&quot;&amp;[.D19]&amp;&quot;.&quot;&amp;[.E19]&amp;&quot;.&quot;&amp;[.F19]" office:value-type="string" office:string-value="18.수원시권선구.마.2.자유한국당.김경숙" calcext:value-type="string">
            <text:p>18.수원시권선구.마.2.자유한국당.김경숙</text:p>
          </table:table-cell>
          <table:table-cell table:number-columns-repeated="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마선거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바른미래당</text:p>
          </table:table-cell>
          <table:table-cell office:value-type="string" calcext:value-type="string">
            <text:p>박현수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74.08.23</text:p>
            <text:p>(43세)</text:p>
          </table:table-cell>
          <table:table-cell office:value-type="string" calcext:value-type="string">
            <text:p>경기도 수원시 권선구 당진로14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상지대학교 대학원졸업(경영학박사)</text:p>
          </table:table-cell>
          <table:table-cell office:value-type="string" calcext:value-type="string">
            <text:p>(전)상지대학교 겸임교수</text:p>
            <text:p>(현)바른미래당 수원을지역위원회 부위원장</text:p>
          </table:table-cell>
          <table:table-cell office:value-type="float" office:value="43000000" calcext:value-type="float">
            <text:p>43,000,000</text:p>
          </table:table-cell>
          <table:table-cell office:value-type="float" office:value="28553183" calcext:value-type="float">
            <text:p>28,553,183</text:p>
          </table:table-cell>
          <table:table-cell table:formula="of:=[.A20]&amp;&quot;.&quot;&amp;[.B20]&amp;&quot;.&quot;&amp;MID([.C20];4;1)&amp;&quot;.&quot;&amp;[.D20]&amp;&quot;.&quot;&amp;[.E20]&amp;&quot;.&quot;&amp;[.F20]" office:value-type="string" office:string-value="19.수원시권선구.마.3.바른미래당.박현수" calcext:value-type="string">
            <text:p>19.수원시권선구.마.3.바른미래당.박현수</text:p>
          </table:table-cell>
          <table:table-cell table:number-columns-repeated="4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마선거구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민중당</text:p>
          </table:table-cell>
          <table:table-cell office:value-type="string" calcext:value-type="string">
            <text:p>윤경선</text:p>
          </table:table-cell>
          <table:table-cell office:value-type="string" calcext:value-type="string">
            <text:p>여</text:p>
          </table:table-cell>
          <table:table-cell office:value-type="string" calcext:value-type="string">
            <text:p>1965.04.18</text:p>
            <text:p>(53세)</text:p>
          </table:table-cell>
          <table:table-cell office:value-type="string" calcext:value-type="string">
            <text:p>경기도 수원시 권선구 금곡로73번길</text:p>
          </table:table-cell>
          <table:table-cell office:value-type="string" calcext:value-type="string">
            <text:p>칠보산청소년방과후지역아동센터 대표</text:p>
          </table:table-cell>
          <table:table-cell office:value-type="string" calcext:value-type="string">
            <text:p>서울대학교 사범대학 역사교육과 졸업</text:p>
          </table:table-cell>
          <table:table-cell office:value-type="string" calcext:value-type="string">
            <text:p>(전)8대 수원시의회의원(민주노동당)</text:p>
            <text:p>(현)수원 금곡 엘지빌리지입주자대표회의 대표회장</text:p>
          </table:table-cell>
          <table:table-cell office:value-type="float" office:value="43000000" calcext:value-type="float">
            <text:p>43,000,000</text:p>
          </table:table-cell>
          <table:table-cell office:value-type="float" office:value="42965144" calcext:value-type="float">
            <text:p>42,965,144</text:p>
          </table:table-cell>
          <table:table-cell table:formula="of:=[.A21]&amp;&quot;.&quot;&amp;[.B21]&amp;&quot;.&quot;&amp;MID([.C21];4;1)&amp;&quot;.&quot;&amp;[.D21]&amp;&quot;.&quot;&amp;[.E21]&amp;&quot;.&quot;&amp;[.F21]" office:value-type="string" office:string-value="20.수원시권선구.마.6.민중당.윤경선" calcext:value-type="string">
            <text:p>20.수원시권선구.마.6.민중당.윤경선</text:p>
          </table:table-cell>
          <table:table-cell table:number-columns-repeated="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바선거구</text:p>
          </table:table-cell>
          <table:table-cell office:value-type="string" calcext:value-type="string">
            <text:p>1-가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이철승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73.03.06</text:p>
            <text:p>(45세)</text:p>
          </table:table-cell>
          <table:table-cell office:value-type="string" calcext:value-type="string">
            <text:p>경기도 수원시 권선구 탑동로57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아주대학교 공공정책대학원 행정학과 재학중(석사과정)</text:p>
          </table:table-cell>
          <table:table-cell office:value-type="string" calcext:value-type="string">
            <text:p>(현)수원시의회의원</text:p>
            <text:p>(현)더불어민주당 중앙당 소상공인특별위원회 부위원장</text:p>
          </table:table-cell>
          <table:table-cell office:value-type="float" office:value="49000000" calcext:value-type="float">
            <text:p>49,000,000</text:p>
          </table:table-cell>
          <table:table-cell office:value-type="float" office:value="38135374" calcext:value-type="float">
            <text:p>38,135,374</text:p>
          </table:table-cell>
          <table:table-cell table:formula="of:=[.A22]&amp;&quot;.&quot;&amp;[.B22]&amp;&quot;.&quot;&amp;MID([.C22];4;1)&amp;&quot;.&quot;&amp;[.D22]&amp;&quot;.&quot;&amp;[.E22]&amp;&quot;.&quot;&amp;[.F22]" office:value-type="string" office:string-value="21.수원시권선구.바.1-가.더불어민주당.이철승" calcext:value-type="string">
            <text:p>21.수원시권선구.바.1-가.더불어민주당.이철승</text:p>
          </table:table-cell>
          <table:table-cell table:number-columns-repeated="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바선거구</text:p>
          </table:table-cell>
          <table:table-cell office:value-type="string" calcext:value-type="string">
            <text:p>1-나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김호진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86.09.21</text:p>
            <text:p>(31세)</text:p>
          </table:table-cell>
          <table:table-cell office:value-type="string" calcext:value-type="string">
            <text:p>경기도 수원시 장안구 율전로64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아주대학교 공공정책대학원 졸업(사회복지학 석사)</text:p>
          </table:table-cell>
          <table:table-cell office:value-type="string" calcext:value-type="string">
            <text:p>(전) 염태영 수원시장 정무비서</text:p>
            <text:p>(현) 더불어민주당 전국청년위원회 지방자치위원장</text:p>
          </table:table-cell>
          <table:table-cell office:value-type="float" office:value="49000000" calcext:value-type="float">
            <text:p>49,000,000</text:p>
          </table:table-cell>
          <table:table-cell office:value-type="float" office:value="43325861" calcext:value-type="float">
            <text:p>43,325,861</text:p>
          </table:table-cell>
          <table:table-cell table:formula="of:=[.A23]&amp;&quot;.&quot;&amp;[.B23]&amp;&quot;.&quot;&amp;MID([.C23];4;1)&amp;&quot;.&quot;&amp;[.D23]&amp;&quot;.&quot;&amp;[.E23]&amp;&quot;.&quot;&amp;[.F23]" office:value-type="string" office:string-value="22.수원시권선구.바.1-나.더불어민주당.김호진" calcext:value-type="string">
            <text:p>22.수원시권선구.바.1-나.더불어민주당.김호진</text:p>
          </table:table-cell>
          <table:table-cell table:number-columns-repeated="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바선거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자유한국당</text:p>
          </table:table-cell>
          <table:table-cell office:value-type="string" calcext:value-type="string">
            <text:p>유재광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57.05.30</text:p>
            <text:p>(61세)</text:p>
          </table:table-cell>
          <table:table-cell office:value-type="string" calcext:value-type="string">
            <text:p>경기도 수원시 권선구 일월천로16번길</text:p>
          </table:table-cell>
          <table:table-cell office:value-type="string" calcext:value-type="string">
            <text:p>수원시의회 의원</text:p>
          </table:table-cell>
          <table:table-cell office:value-type="string" calcext:value-type="string">
            <text:p>수원대학교 경영대학원 졸업(경영학 석사)</text:p>
          </table:table-cell>
          <table:table-cell office:value-type="string" calcext:value-type="string">
            <text:p>(전)구운동 바르게살기운동위원장</text:p>
            <text:p>(현)수원시의회 의원</text:p>
          </table:table-cell>
          <table:table-cell office:value-type="float" office:value="49000000" calcext:value-type="float">
            <text:p>49,000,000</text:p>
          </table:table-cell>
          <table:table-cell office:value-type="float" office:value="44299893" calcext:value-type="float">
            <text:p>44,299,893</text:p>
          </table:table-cell>
          <table:table-cell table:formula="of:=[.A24]&amp;&quot;.&quot;&amp;[.B24]&amp;&quot;.&quot;&amp;MID([.C24];4;1)&amp;&quot;.&quot;&amp;[.D24]&amp;&quot;.&quot;&amp;[.E24]&amp;&quot;.&quot;&amp;[.F24]" office:value-type="string" office:string-value="23.수원시권선구.바.2.자유한국당.유재광" calcext:value-type="string">
            <text:p>23.수원시권선구.바.2.자유한국당.유재광</text:p>
          </table:table-cell>
          <table:table-cell table:number-columns-repeated="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바선거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바른미래당</text:p>
          </table:table-cell>
          <table:table-cell office:value-type="string" calcext:value-type="string">
            <text:p>유철수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59.11.11</text:p>
            <text:p>(58세)</text:p>
          </table:table-cell>
          <table:table-cell office:value-type="string" calcext:value-type="string">
            <text:p>경기도 수원시 장안구 서부로</text:p>
          </table:table-cell>
          <table:table-cell office:value-type="string" calcext:value-type="string">
            <text:p>수원시의회 의원</text:p>
          </table:table-cell>
          <table:table-cell office:value-type="string" calcext:value-type="string">
            <text:p>한국방송통신대학교 경영학과 졸업</text:p>
          </table:table-cell>
          <table:table-cell office:value-type="string" calcext:value-type="string">
            <text:p>(전)삼성SDI(주) 근무(1983~2010년)</text:p>
            <text:p>(현)수원시의회의원(9대~10대)</text:p>
          </table:table-cell>
          <table:table-cell office:value-type="float" office:value="49000000" calcext:value-type="float">
            <text:p>49,000,000</text:p>
          </table:table-cell>
          <table:table-cell office:value-type="float" office:value="42690072" calcext:value-type="float">
            <text:p>42,690,072</text:p>
          </table:table-cell>
          <table:table-cell table:formula="of:=[.A25]&amp;&quot;.&quot;&amp;[.B25]&amp;&quot;.&quot;&amp;MID([.C25];4;1)&amp;&quot;.&quot;&amp;[.D25]&amp;&quot;.&quot;&amp;[.E25]&amp;&quot;.&quot;&amp;[.F25]" office:value-type="string" office:string-value="24.수원시권선구.바.3.바른미래당.유철수" calcext:value-type="string">
            <text:p>24.수원시권선구.바.3.바른미래당.유철수</text:p>
          </table:table-cell>
          <table:table-cell table:number-columns-repeated="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바선거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정의당</text:p>
          </table:table-cell>
          <table:table-cell office:value-type="string" calcext:value-type="string">
            <text:p>방기형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73.05.18</text:p>
            <text:p>(45세)</text:p>
          </table:table-cell>
          <table:table-cell office:value-type="string" calcext:value-type="string">
            <text:p>경기도 수원시 권선구 서둔로200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건국대학교 물리학과 졸업</text:p>
          </table:table-cell>
          <table:table-cell office:value-type="string" calcext:value-type="string">
            <text:p>(현) 정의당 수원시위원회 위원장</text:p>
            <text:p>(현)'동물의 벗 수애모' 대표</text:p>
          </table:table-cell>
          <table:table-cell office:value-type="float" office:value="49000000" calcext:value-type="float">
            <text:p>49,000,000</text:p>
          </table:table-cell>
          <table:table-cell office:value-type="float" office:value="25354870" calcext:value-type="float">
            <text:p>25,354,870</text:p>
          </table:table-cell>
          <table:table-cell table:formula="of:=[.A26]&amp;&quot;.&quot;&amp;[.B26]&amp;&quot;.&quot;&amp;MID([.C26];4;1)&amp;&quot;.&quot;&amp;[.D26]&amp;&quot;.&quot;&amp;[.E26]&amp;&quot;.&quot;&amp;[.F26]" office:value-type="string" office:string-value="25.수원시권선구.바.5.정의당.방기형" calcext:value-type="string">
            <text:p>25.수원시권선구.바.5.정의당.방기형</text:p>
          </table:table-cell>
          <table:table-cell table:number-columns-repeated="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타선거구</text:p>
          </table:table-cell>
          <table:table-cell office:value-type="string" calcext:value-type="string">
            <text:p>1-가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조명자</text:p>
          </table:table-cell>
          <table:table-cell office:value-type="string" calcext:value-type="string">
            <text:p>여</text:p>
          </table:table-cell>
          <table:table-cell office:value-type="string" calcext:value-type="string">
            <text:p>1966.05.20</text:p>
            <text:p>(52세)</text:p>
          </table:table-cell>
          <table:table-cell office:value-type="string" calcext:value-type="string">
            <text:p>경기도 수원시 권선구 세권로</text:p>
          </table:table-cell>
          <table:table-cell office:value-type="string" calcext:value-type="string">
            <text:p>수원시의회의원</text:p>
          </table:table-cell>
          <table:table-cell office:value-type="string" calcext:value-type="string">
            <text:p>호서대학교 대학원 졸업(철학박사)</text:p>
          </table:table-cell>
          <table:table-cell office:value-type="string" calcext:value-type="string">
            <text:p>(현)수원시의회 문화복지교육위원장</text:p>
            <text:p>(현)오산대학교 실용사회복지학과 외래교수</text:p>
          </table:table-cell>
          <table:table-cell office:value-type="float" office:value="46000000" calcext:value-type="float">
            <text:p>46,000,000</text:p>
          </table:table-cell>
          <table:table-cell office:value-type="float" office:value="31626410" calcext:value-type="float">
            <text:p>31,626,410</text:p>
          </table:table-cell>
          <table:table-cell table:formula="of:=[.A27]&amp;&quot;.&quot;&amp;[.B27]&amp;&quot;.&quot;&amp;MID([.C27];4;1)&amp;&quot;.&quot;&amp;[.D27]&amp;&quot;.&quot;&amp;[.E27]&amp;&quot;.&quot;&amp;[.F27]" office:value-type="string" office:string-value="26.수원시권선구.타.1-가.더불어민주당.조명자" calcext:value-type="string">
            <text:p>26.수원시권선구.타.1-가.더불어민주당.조명자</text:p>
          </table:table-cell>
          <table:table-cell table:number-columns-repeated="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타선거구</text:p>
          </table:table-cell>
          <table:table-cell office:value-type="string" calcext:value-type="string">
            <text:p>1-나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이재식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50.07.25</text:p>
            <text:p>(67세)</text:p>
          </table:table-cell>
          <table:table-cell office:value-type="string" calcext:value-type="string">
            <text:p>경기도 수원시 권선구 권중로15번길</text:p>
          </table:table-cell>
          <table:table-cell office:value-type="string" calcext:value-type="string">
            <text:p>수원시의회의원</text:p>
          </table:table-cell>
          <table:table-cell office:value-type="string" calcext:value-type="string">
            <text:p>장안대학교 사회복지과 졸업</text:p>
          </table:table-cell>
          <table:table-cell office:value-type="string" calcext:value-type="string">
            <text:p>(현)수원시의회의원</text:p>
            <text:p>(현)더불어민주당 경기도당 학교설립특별위원회 위원장</text:p>
          </table:table-cell>
          <table:table-cell office:value-type="float" office:value="46000000" calcext:value-type="float">
            <text:p>46,000,000</text:p>
          </table:table-cell>
          <table:table-cell office:value-type="float" office:value="42235976" calcext:value-type="float">
            <text:p>42,235,976</text:p>
          </table:table-cell>
          <table:table-cell table:formula="of:=[.A28]&amp;&quot;.&quot;&amp;[.B28]&amp;&quot;.&quot;&amp;MID([.C28];4;1)&amp;&quot;.&quot;&amp;[.D28]&amp;&quot;.&quot;&amp;[.E28]&amp;&quot;.&quot;&amp;[.F28]" office:value-type="string" office:string-value="27.수원시권선구.타.1-나.더불어민주당.이재식" calcext:value-type="string">
            <text:p>27.수원시권선구.타.1-나.더불어민주당.이재식</text:p>
          </table:table-cell>
          <table:table-cell table:number-columns-repeated="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타선거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자유한국당</text:p>
          </table:table-cell>
          <table:table-cell office:value-type="string" calcext:value-type="string">
            <text:p>최금옥</text:p>
          </table:table-cell>
          <table:table-cell office:value-type="string" calcext:value-type="string">
            <text:p>여</text:p>
          </table:table-cell>
          <table:table-cell office:value-type="string" calcext:value-type="string">
            <text:p>1962.03.01</text:p>
            <text:p>(56세)</text:p>
          </table:table-cell>
          <table:table-cell office:value-type="string" calcext:value-type="string">
            <text:p>경기도 수원시 권선구 정조로413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한국방송통신대학교 행정학과 재학중</text:p>
          </table:table-cell>
          <table:table-cell office:value-type="string" calcext:value-type="string">
            <text:p>(전)제18,19대 정미경국회의원 정무특보</text:p>
            <text:p>(현)교육환경개선 학부모연합회 자문위원</text:p>
          </table:table-cell>
          <table:table-cell office:value-type="float" office:value="46000000" calcext:value-type="float">
            <text:p>46,000,000</text:p>
          </table:table-cell>
          <table:table-cell office:value-type="float" office:value="43992345" calcext:value-type="float">
            <text:p>43,992,345</text:p>
          </table:table-cell>
          <table:table-cell table:formula="of:=[.A29]&amp;&quot;.&quot;&amp;[.B29]&amp;&quot;.&quot;&amp;MID([.C29];4;1)&amp;&quot;.&quot;&amp;[.D29]&amp;&quot;.&quot;&amp;[.E29]&amp;&quot;.&quot;&amp;[.F29]" office:value-type="string" office:string-value="28.수원시권선구.타.2.자유한국당.최금옥" calcext:value-type="string">
            <text:p>28.수원시권선구.타.2.자유한국당.최금옥</text:p>
          </table:table-cell>
          <table:table-cell table:number-columns-repeated="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타선거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바른미래당</text:p>
          </table:table-cell>
          <table:table-cell office:value-type="string" calcext:value-type="string">
            <text:p>김용석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59.12.20</text:p>
            <text:p>(58세)</text:p>
          </table:table-cell>
          <table:table-cell office:value-type="string" calcext:value-type="string">
            <text:p>경기도 수원시 영통구 봉영로1517번길</text:p>
          </table:table-cell>
          <table:table-cell office:value-type="string" calcext:value-type="string">
            <text:p>행정사</text:p>
          </table:table-cell>
          <table:table-cell office:value-type="string" calcext:value-type="string">
            <text:p>경희대학교 경영학과 졸업</text:p>
          </table:table-cell>
          <table:table-cell office:value-type="string" calcext:value-type="string">
            <text:p>(전)국회정책연구위원(2급상당)</text:p>
            <text:p>(현)행정사김용석사무소 대표</text:p>
          </table:table-cell>
          <table:table-cell office:value-type="float" office:value="46000000" calcext:value-type="float">
            <text:p>46,000,000</text:p>
          </table:table-cell>
          <table:table-cell office:value-type="float" office:value="21046710" calcext:value-type="float">
            <text:p>21,046,710</text:p>
          </table:table-cell>
          <table:table-cell table:formula="of:=[.A30]&amp;&quot;.&quot;&amp;[.B30]&amp;&quot;.&quot;&amp;MID([.C30];4;1)&amp;&quot;.&quot;&amp;[.D30]&amp;&quot;.&quot;&amp;[.E30]&amp;&quot;.&quot;&amp;[.F30]" office:value-type="string" office:string-value="29.수원시권선구.타.3.바른미래당.김용석" calcext:value-type="string">
            <text:p>29.수원시권선구.타.3.바른미래당.김용석</text:p>
          </table:table-cell>
          <table:table-cell table:number-columns-repeated="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타선거구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무소속</text:p>
          </table:table-cell>
          <table:table-cell office:value-type="string" calcext:value-type="string">
            <text:p>허경덕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5.02.10</text:p>
            <text:p>(53세)</text:p>
          </table:table-cell>
          <table:table-cell office:value-type="string" calcext:value-type="string">
            <text:p>경기도 수원시 권선구 정조로536번길</text:p>
          </table:table-cell>
          <table:table-cell office:value-type="string" calcext:value-type="string">
            <text:p>시민운동가</text:p>
          </table:table-cell>
          <table:table-cell office:value-type="string" calcext:value-type="string">
            <text:p>천안상업고등학교졸업</text:p>
          </table:table-cell>
          <table:table-cell office:value-type="string" calcext:value-type="string">
            <text:p>(현)수원세류지킴이협의회 회장</text:p>
            <text:p>(현)전국충청연합중앙회사무총장</text:p>
          </table:table-cell>
          <table:table-cell office:value-type="float" office:value="46000000" calcext:value-type="float">
            <text:p>46,000,000</text:p>
          </table:table-cell>
          <table:table-cell office:value-type="float" office:value="2821000" calcext:value-type="float">
            <text:p>2,821,000</text:p>
          </table:table-cell>
          <table:table-cell table:formula="of:=[.A31]&amp;&quot;.&quot;&amp;[.B31]&amp;&quot;.&quot;&amp;MID([.C31];4;1)&amp;&quot;.&quot;&amp;[.D31]&amp;&quot;.&quot;&amp;[.E31]&amp;&quot;.&quot;&amp;[.F31]" office:value-type="string" office:string-value="30.수원시권선구.타.6.무소속.허경덕" calcext:value-type="string">
            <text:p>30.수원시권선구.타.6.무소속.허경덕</text:p>
          </table:table-cell>
          <table:table-cell table:number-columns-repeated="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파선거구</text:p>
          </table:table-cell>
          <table:table-cell office:value-type="string" calcext:value-type="string">
            <text:p>1-가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장정희</text:p>
          </table:table-cell>
          <table:table-cell office:value-type="string" calcext:value-type="string">
            <text:p>여</text:p>
          </table:table-cell>
          <table:table-cell office:value-type="string" calcext:value-type="string">
            <text:p>1966.09.19</text:p>
            <text:p>(51세)</text:p>
          </table:table-cell>
          <table:table-cell office:value-type="string" calcext:value-type="string">
            <text:p>경기도 수원시 권선구 곡선로50번길</text:p>
          </table:table-cell>
          <table:table-cell office:value-type="string" calcext:value-type="string">
            <text:p>수원시의회의원</text:p>
          </table:table-cell>
          <table:table-cell office:value-type="string" calcext:value-type="string">
            <text:p>한국방송통신대학교 문화교양학과 휴학</text:p>
          </table:table-cell>
          <table:table-cell office:value-type="string" calcext:value-type="string">
            <text:p>(현)제10대 수원시의회의원</text:p>
            <text:p>(현)노무현대통령 수원시민추모위원회 집행위원</text:p>
          </table:table-cell>
          <table:table-cell office:value-type="float" office:value="45000000" calcext:value-type="float">
            <text:p>45,000,000</text:p>
          </table:table-cell>
          <table:table-cell office:value-type="float" office:value="43288793" calcext:value-type="float">
            <text:p>43,288,793</text:p>
          </table:table-cell>
          <table:table-cell table:formula="of:=[.A32]&amp;&quot;.&quot;&amp;[.B32]&amp;&quot;.&quot;&amp;MID([.C32];4;1)&amp;&quot;.&quot;&amp;[.D32]&amp;&quot;.&quot;&amp;[.E32]&amp;&quot;.&quot;&amp;[.F32]" office:value-type="string" office:string-value="31.수원시권선구.파.1-가.더불어민주당.장정희" calcext:value-type="string">
            <text:p>31.수원시권선구.파.1-가.더불어민주당.장정희</text:p>
          </table:table-cell>
          <table:table-cell table:number-columns-repeated="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파선거구</text:p>
          </table:table-cell>
          <table:table-cell office:value-type="string" calcext:value-type="string">
            <text:p>1-나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문병근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59.11.24</text:p>
            <text:p>(58세)</text:p>
          </table:table-cell>
          <table:table-cell office:value-type="string" calcext:value-type="string">
            <text:p>경기도 수원시 권선구 권광로27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국제사이버대학교 복지행정학과 졸업</text:p>
          </table:table-cell>
          <table:table-cell office:value-type="string" calcext:value-type="string">
            <text:p>(전) 수원시의회 8대, 9대 의원</text:p>
            <text:p>(전)수원시의회 총무경제위원장</text:p>
          </table:table-cell>
          <table:table-cell office:value-type="float" office:value="45000000" calcext:value-type="float">
            <text:p>45,000,000</text:p>
          </table:table-cell>
          <table:table-cell office:value-type="float" office:value="41035271" calcext:value-type="float">
            <text:p>41,035,271</text:p>
          </table:table-cell>
          <table:table-cell table:formula="of:=[.A33]&amp;&quot;.&quot;&amp;[.B33]&amp;&quot;.&quot;&amp;MID([.C33];4;1)&amp;&quot;.&quot;&amp;[.D33]&amp;&quot;.&quot;&amp;[.E33]&amp;&quot;.&quot;&amp;[.F33]" office:value-type="string" office:string-value="32.수원시권선구.파.1-나.더불어민주당.문병근" calcext:value-type="string">
            <text:p>32.수원시권선구.파.1-나.더불어민주당.문병근</text:p>
          </table:table-cell>
          <table:table-cell table:number-columns-repeated="4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파선거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자유한국당</text:p>
          </table:table-cell>
          <table:table-cell office:value-type="string" calcext:value-type="string">
            <text:p>이찬용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55.03.30</text:p>
            <text:p>(63세)</text:p>
          </table:table-cell>
          <table:table-cell office:value-type="string" calcext:value-type="string">
            <text:p>경기도 수원시 권선구 덕영대로1217번길</text:p>
          </table:table-cell>
          <table:table-cell office:value-type="string" calcext:value-type="string">
            <text:p>현대포장 박스제조업</text:p>
          </table:table-cell>
          <table:table-cell office:value-type="string" calcext:value-type="string">
            <text:p>학점인정등에 관한 법률의 규정에 의한 수원대학교 평생교육원 체육학전공과정 이수중</text:p>
          </table:table-cell>
          <table:table-cell office:value-type="string" calcext:value-type="string">
            <text:p>(전)권선2동 주민자치위원장</text:p>
            <text:p>(현)곡정고등학교 운영위원장</text:p>
          </table:table-cell>
          <table:table-cell office:value-type="float" office:value="45000000" calcext:value-type="float">
            <text:p>45,000,000</text:p>
          </table:table-cell>
          <table:table-cell office:value-type="float" office:value="30876033" calcext:value-type="float">
            <text:p>30,876,033</text:p>
          </table:table-cell>
          <table:table-cell table:formula="of:=[.A34]&amp;&quot;.&quot;&amp;[.B34]&amp;&quot;.&quot;&amp;MID([.C34];4;1)&amp;&quot;.&quot;&amp;[.D34]&amp;&quot;.&quot;&amp;[.E34]&amp;&quot;.&quot;&amp;[.F34]" office:value-type="string" office:string-value="33.수원시권선구.파.2.자유한국당.이찬용" calcext:value-type="string">
            <text:p>33.수원시권선구.파.2.자유한국당.이찬용</text:p>
          </table:table-cell>
          <table:table-cell table:number-columns-repeated="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수원시권선구</text:p>
          </table:table-cell>
          <table:table-cell office:value-type="string" calcext:value-type="string">
            <text:p>수원시파선거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바른미래당</text:p>
          </table:table-cell>
          <table:table-cell office:value-type="string" calcext:value-type="string">
            <text:p>정재영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1.08.18</text:p>
            <text:p>(56세)</text:p>
          </table:table-cell>
          <table:table-cell office:value-type="string" calcext:value-type="string">
            <text:p>경기도 수원시 권선구 동수원로146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강남대학교 대학원 부동산학과 박사과정 재학</text:p>
          </table:table-cell>
          <table:table-cell office:value-type="string" calcext:value-type="string">
            <text:p>(현)바른미래당 수원'무'지역위원회 곡선동대표협의회장</text:p>
            <text:p>(현)강남대학교 일반대학원(석.박사) 원우회 회장</text:p>
          </table:table-cell>
          <table:table-cell office:value-type="float" office:value="45000000" calcext:value-type="float">
            <text:p>45,000,000</text:p>
          </table:table-cell>
          <table:table-cell office:value-type="float" office:value="17015350" calcext:value-type="float">
            <text:p>17,015,350</text:p>
          </table:table-cell>
          <table:table-cell table:formula="of:=[.A35]&amp;&quot;.&quot;&amp;[.B35]&amp;&quot;.&quot;&amp;MID([.C35];4;1)&amp;&quot;.&quot;&amp;[.D35]&amp;&quot;.&quot;&amp;[.E35]&amp;&quot;.&quot;&amp;[.F35]" office:value-type="string" office:string-value="34.수원시권선구.파.3.바른미래당.정재영" calcext:value-type="string">
            <text:p>34.수원시권선구.파.3.바른미래당.정재영</text:p>
          </table:table-cell>
          <table:table-cell table:number-columns-repeated="4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수원시팔달구</text:p>
          </table:table-cell>
          <table:table-cell office:value-type="string" calcext:value-type="string">
            <text:p>수원시사선거구</text:p>
          </table:table-cell>
          <table:table-cell office:value-type="string" calcext:value-type="string">
            <text:p>1-가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최찬민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73.01.22</text:p>
            <text:p>(45세)</text:p>
          </table:table-cell>
          <table:table-cell office:value-type="string" calcext:value-type="string">
            <text:p>경기도 수원시 팔달구 장다리로306번길</text:p>
          </table:table-cell>
          <table:table-cell office:value-type="string" calcext:value-type="string">
            <text:p>(주)미래환경시스템 공동대표</text:p>
          </table:table-cell>
          <table:table-cell office:value-type="string" calcext:value-type="string">
            <text:p>아주대학교 경영학과 졸업</text:p>
          </table:table-cell>
          <table:table-cell office:value-type="string" calcext:value-type="string">
            <text:p>(전)아주대학교 98년 부총학생회장</text:p>
            <text:p>(현)(주)미래환경시스템 공동대표</text:p>
          </table:table-cell>
          <table:table-cell office:value-type="float" office:value="48000000" calcext:value-type="float">
            <text:p>48,000,000</text:p>
          </table:table-cell>
          <table:table-cell office:value-type="float" office:value="33203594" calcext:value-type="float">
            <text:p>33,203,594</text:p>
          </table:table-cell>
          <table:table-cell table:formula="of:=[.A36]&amp;&quot;.&quot;&amp;[.B36]&amp;&quot;.&quot;&amp;MID([.C36];4;1)&amp;&quot;.&quot;&amp;[.D36]&amp;&quot;.&quot;&amp;[.E36]&amp;&quot;.&quot;&amp;[.F36]" office:value-type="string" office:string-value="35.수원시팔달구.사.1-가.더불어민주당.최찬민" calcext:value-type="string">
            <text:p>35.수원시팔달구.사.1-가.더불어민주당.최찬민</text:p>
          </table:table-cell>
          <table:table-cell table:number-columns-repeated="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수원시팔달구</text:p>
          </table:table-cell>
          <table:table-cell office:value-type="string" calcext:value-type="string">
            <text:p>수원시사선거구</text:p>
          </table:table-cell>
          <table:table-cell office:value-type="string" calcext:value-type="string">
            <text:p>1-나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김진관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55.09.09</text:p>
            <text:p>(62세)</text:p>
          </table:table-cell>
          <table:table-cell office:value-type="string" calcext:value-type="string">
            <text:p>경기도 수원시 팔달구 세지로421번길</text:p>
          </table:table-cell>
          <table:table-cell office:value-type="string" calcext:value-type="string">
            <text:p>수원시의회 의장</text:p>
          </table:table-cell>
          <table:table-cell office:value-type="string" calcext:value-type="string">
            <text:p>한경대학교 행정학과 2학년 제적(2009. 3 ~ 2010. 10)</text:p>
          </table:table-cell>
          <table:table-cell office:value-type="string" calcext:value-type="string">
            <text:p>(현)팔달초등학교운영위원장</text:p>
            <text:p>(현)우만1,2동/인계/행궁/지동 주민자치위원고문</text:p>
          </table:table-cell>
          <table:table-cell office:value-type="float" office:value="48000000" calcext:value-type="float">
            <text:p>48,000,000</text:p>
          </table:table-cell>
          <table:table-cell office:value-type="float" office:value="39423455" calcext:value-type="float">
            <text:p>39,423,455</text:p>
          </table:table-cell>
          <table:table-cell table:formula="of:=[.A37]&amp;&quot;.&quot;&amp;[.B37]&amp;&quot;.&quot;&amp;MID([.C37];4;1)&amp;&quot;.&quot;&amp;[.D37]&amp;&quot;.&quot;&amp;[.E37]&amp;&quot;.&quot;&amp;[.F37]" office:value-type="string" office:string-value="36.수원시팔달구.사.1-나.더불어민주당.김진관" calcext:value-type="string">
            <text:p>36.수원시팔달구.사.1-나.더불어민주당.김진관</text:p>
          </table:table-cell>
          <table:table-cell table:number-columns-repeated="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수원시팔달구</text:p>
          </table:table-cell>
          <table:table-cell office:value-type="string" calcext:value-type="string">
            <text:p>수원시사선거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자유한국당</text:p>
          </table:table-cell>
          <table:table-cell office:value-type="string" calcext:value-type="string">
            <text:p>한원찬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5.09.01</text:p>
            <text:p>(52세)</text:p>
          </table:table-cell>
          <table:table-cell office:value-type="string" calcext:value-type="string">
            <text:p>경기도 수원시 팔달구 팔달문로103번길</text:p>
          </table:table-cell>
          <table:table-cell office:value-type="string" calcext:value-type="string">
            <text:p>수원시의회의원</text:p>
          </table:table-cell>
          <table:table-cell office:value-type="string" calcext:value-type="string">
            <text:p>수원대학교 행정대학원 졸업(행정학석사)</text:p>
          </table:table-cell>
          <table:table-cell office:value-type="string" calcext:value-type="string">
            <text:p>(전)(사)바르게살기운동 수원시협의회 회장</text:p>
            <text:p>(현)수원시의회의원</text:p>
          </table:table-cell>
          <table:table-cell office:value-type="float" office:value="48000000" calcext:value-type="float">
            <text:p>48,000,000</text:p>
          </table:table-cell>
          <table:table-cell office:value-type="float" office:value="47060713" calcext:value-type="float">
            <text:p>47,060,713</text:p>
          </table:table-cell>
          <table:table-cell table:formula="of:=[.A38]&amp;&quot;.&quot;&amp;[.B38]&amp;&quot;.&quot;&amp;MID([.C38];4;1)&amp;&quot;.&quot;&amp;[.D38]&amp;&quot;.&quot;&amp;[.E38]&amp;&quot;.&quot;&amp;[.F38]" office:value-type="string" office:string-value="37.수원시팔달구.사.2.자유한국당.한원찬" calcext:value-type="string">
            <text:p>37.수원시팔달구.사.2.자유한국당.한원찬</text:p>
          </table:table-cell>
          <table:table-cell table:number-columns-repeated="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수원시팔달구</text:p>
          </table:table-cell>
          <table:table-cell office:value-type="string" calcext:value-type="string">
            <text:p>수원시사선거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바른미래당</text:p>
          </table:table-cell>
          <table:table-cell office:value-type="string" calcext:value-type="string">
            <text:p>유태백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56.11.24</text:p>
            <text:p>(61세)</text:p>
          </table:table-cell>
          <table:table-cell office:value-type="string" calcext:value-type="string">
            <text:p>경기도 수원시 팔달구 수원천로258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용인대학교 경영행정대학 경영학과 재학 중</text:p>
          </table:table-cell>
          <table:table-cell office:value-type="string" calcext:value-type="string">
            <text:p>(현)경기융합타운 시민위원회 위원</text:p>
            <text:p>(전)방범기동순찰대 팔달구 연합대장</text:p>
          </table:table-cell>
          <table:table-cell office:value-type="float" office:value="48000000" calcext:value-type="float">
            <text:p>48,000,000</text:p>
          </table:table-cell>
          <table:table-cell office:value-type="float" office:value="31703227" calcext:value-type="float">
            <text:p>31,703,227</text:p>
          </table:table-cell>
          <table:table-cell table:formula="of:=[.A39]&amp;&quot;.&quot;&amp;[.B39]&amp;&quot;.&quot;&amp;MID([.C39];4;1)&amp;&quot;.&quot;&amp;[.D39]&amp;&quot;.&quot;&amp;[.E39]&amp;&quot;.&quot;&amp;[.F39]" office:value-type="string" office:string-value="38.수원시팔달구.사.3.바른미래당.유태백" calcext:value-type="string">
            <text:p>38.수원시팔달구.사.3.바른미래당.유태백</text:p>
          </table:table-cell>
          <table:table-cell table:number-columns-repeated="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수원시팔달구</text:p>
          </table:table-cell>
          <table:table-cell office:value-type="string" calcext:value-type="string">
            <text:p>수원시사선거구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녹색당</text:p>
          </table:table-cell>
          <table:table-cell office:value-type="string" calcext:value-type="string">
            <text:p>한진희</text:p>
          </table:table-cell>
          <table:table-cell office:value-type="string" calcext:value-type="string">
            <text:p>여</text:p>
          </table:table-cell>
          <table:table-cell office:value-type="string" calcext:value-type="string">
            <text:p>1990.02.14</text:p>
            <text:p>(28세)</text:p>
          </table:table-cell>
          <table:table-cell office:value-type="string" calcext:value-type="string">
            <text:p>경기도 수원시 팔달구 경수대로692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한신대학교 사회과학대학 국제관계학과 졸업</text:p>
          </table:table-cell>
          <table:table-cell office:value-type="string" calcext:value-type="string">
            <text:p>(현) 수원녹색당 공동운영위원장</text:p>
            <text:p>(현) 수원시주민참여예산위원회 도시환경분과 위원</text:p>
          </table:table-cell>
          <table:table-cell office:value-type="float" office:value="48000000" calcext:value-type="float">
            <text:p>48,000,000</text:p>
          </table:table-cell>
          <table:table-cell office:value-type="float" office:value="21540790" calcext:value-type="float">
            <text:p>21,540,790</text:p>
          </table:table-cell>
          <table:table-cell table:formula="of:=[.A40]&amp;&quot;.&quot;&amp;[.B40]&amp;&quot;.&quot;&amp;MID([.C40];4;1)&amp;&quot;.&quot;&amp;[.D40]&amp;&quot;.&quot;&amp;[.E40]&amp;&quot;.&quot;&amp;[.F40]" office:value-type="string" office:string-value="39.수원시팔달구.사.6.녹색당.한진희" calcext:value-type="string">
            <text:p>39.수원시팔달구.사.6.녹색당.한진희</text:p>
          </table:table-cell>
          <table:table-cell table:number-columns-repeated="4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수원시팔달구</text:p>
          </table:table-cell>
          <table:table-cell office:value-type="string" calcext:value-type="string">
            <text:p>수원시아선거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김미경</text:p>
          </table:table-cell>
          <table:table-cell office:value-type="string" calcext:value-type="string">
            <text:p>여</text:p>
          </table:table-cell>
          <table:table-cell office:value-type="string" calcext:value-type="string">
            <text:p>1967.03.07</text:p>
            <text:p>(51세)</text:p>
          </table:table-cell>
          <table:table-cell office:value-type="string" calcext:value-type="string">
            <text:p>경기도 수원시 팔달구 화양로50번길</text:p>
          </table:table-cell>
          <table:table-cell office:value-type="string" calcext:value-type="string">
            <text:p>수원시의회의원</text:p>
          </table:table-cell>
          <table:table-cell office:value-type="string" calcext:value-type="string">
            <text:p>국제사이버대학교 복지행정학과 졸업</text:p>
          </table:table-cell>
          <table:table-cell office:value-type="string" calcext:value-type="string">
            <text:p>(현)제10대 수원시의회의원</text:p>
            <text:p>(현)수원지방검찰청 수원지역범죄피해자 지원센터 운영위원</text:p>
          </table:table-cell>
          <table:table-cell office:value-type="float" office:value="46000000" calcext:value-type="float">
            <text:p>46,000,000</text:p>
          </table:table-cell>
          <table:table-cell office:value-type="float" office:value="34611888" calcext:value-type="float">
            <text:p>34,611,888</text:p>
          </table:table-cell>
          <table:table-cell table:formula="of:=[.A41]&amp;&quot;.&quot;&amp;[.B41]&amp;&quot;.&quot;&amp;MID([.C41];4;1)&amp;&quot;.&quot;&amp;[.D41]&amp;&quot;.&quot;&amp;[.E41]&amp;&quot;.&quot;&amp;[.F41]" office:value-type="string" office:string-value="40.수원시팔달구.아.1.더불어민주당.김미경" calcext:value-type="string">
            <text:p>40.수원시팔달구.아.1.더불어민주당.김미경</text:p>
          </table:table-cell>
          <table:table-cell table:number-columns-repeated="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수원시팔달구</text:p>
          </table:table-cell>
          <table:table-cell office:value-type="string" calcext:value-type="string">
            <text:p>수원시아선거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자유한국당</text:p>
          </table:table-cell>
          <table:table-cell office:value-type="string" calcext:value-type="string">
            <text:p>이혜련</text:p>
          </table:table-cell>
          <table:table-cell office:value-type="string" calcext:value-type="string">
            <text:p>여</text:p>
          </table:table-cell>
          <table:table-cell office:value-type="string" calcext:value-type="string">
            <text:p>1959.07.07</text:p>
            <text:p>(58세)</text:p>
          </table:table-cell>
          <table:table-cell office:value-type="string" calcext:value-type="string">
            <text:p>경기도 수원시 팔달구 권선로</text:p>
          </table:table-cell>
          <table:table-cell office:value-type="string" calcext:value-type="string">
            <text:p>수원시의회의원</text:p>
          </table:table-cell>
          <table:table-cell office:value-type="string" calcext:value-type="string">
            <text:p>단국대학교 정보 · 지식재산대학원 졸업</text:p>
          </table:table-cell>
          <table:table-cell office:value-type="string" calcext:value-type="string">
            <text:p>(전)경기도여약사회장</text:p>
            <text:p>(현)수원시의회의원(9,10대)</text:p>
          </table:table-cell>
          <table:table-cell office:value-type="float" office:value="46000000" calcext:value-type="float">
            <text:p>46,000,000</text:p>
          </table:table-cell>
          <table:table-cell office:value-type="float" office:value="42479196" calcext:value-type="float">
            <text:p>42,479,196</text:p>
          </table:table-cell>
          <table:table-cell table:formula="of:=[.A42]&amp;&quot;.&quot;&amp;[.B42]&amp;&quot;.&quot;&amp;MID([.C42];4;1)&amp;&quot;.&quot;&amp;[.D42]&amp;&quot;.&quot;&amp;[.E42]&amp;&quot;.&quot;&amp;[.F42]" office:value-type="string" office:string-value="41.수원시팔달구.아.2.자유한국당.이혜련" calcext:value-type="string">
            <text:p>41.수원시팔달구.아.2.자유한국당.이혜련</text:p>
          </table:table-cell>
          <table:table-cell table:number-columns-repeated="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수원시팔달구</text:p>
          </table:table-cell>
          <table:table-cell office:value-type="string" calcext:value-type="string">
            <text:p>수원시아선거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바른미래당</text:p>
          </table:table-cell>
          <table:table-cell office:value-type="string" calcext:value-type="string">
            <text:p>김형태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56.07.15</text:p>
            <text:p>(61세)</text:p>
          </table:table-cell>
          <table:table-cell office:value-type="string" calcext:value-type="string">
            <text:p>경기도 수원시 팔달구 효원로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한국외국어대학교 경영대학 경영학과 졸업</text:p>
          </table:table-cell>
          <table:table-cell office:value-type="string" calcext:value-type="string">
            <text:p>(전)제16대 국회의원선거 수원시팔달구선거구 후보</text:p>
            <text:p>(전)바른미래당 수원시병 지역위원장</text:p>
          </table:table-cell>
          <table:table-cell office:value-type="float" office:value="46000000" calcext:value-type="float">
            <text:p>46,000,000</text:p>
          </table:table-cell>
          <table:table-cell office:value-type="float" office:value="27099672" calcext:value-type="float">
            <text:p>27,099,672</text:p>
          </table:table-cell>
          <table:table-cell table:formula="of:=[.A43]&amp;&quot;.&quot;&amp;[.B43]&amp;&quot;.&quot;&amp;MID([.C43];4;1)&amp;&quot;.&quot;&amp;[.D43]&amp;&quot;.&quot;&amp;[.E43]&amp;&quot;.&quot;&amp;[.F43]" office:value-type="string" office:string-value="42.수원시팔달구.아.3.바른미래당.김형태" calcext:value-type="string">
            <text:p>42.수원시팔달구.아.3.바른미래당.김형태</text:p>
          </table:table-cell>
          <table:table-cell table:number-columns-repeated="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자선거구</text:p>
          </table:table-cell>
          <table:table-cell office:value-type="string" calcext:value-type="string">
            <text:p>1-가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양진하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8.10.21</text:p>
            <text:p>(49세)</text:p>
          </table:table-cell>
          <table:table-cell office:value-type="string" calcext:value-type="string">
            <text:p>경기도 수원시 영통구 산남로34번길</text:p>
          </table:table-cell>
          <table:table-cell office:value-type="string" calcext:value-type="string">
            <text:p>수원시의원</text:p>
          </table:table-cell>
          <table:table-cell office:value-type="string" calcext:value-type="string">
            <text:p>건국대학교 사학과 졸업</text:p>
          </table:table-cell>
          <table:table-cell office:value-type="string" calcext:value-type="string">
            <text:p>(현) 제10대 수원시의회의원</text:p>
            <text:p>(현) 수원경실련 자문위원</text:p>
          </table:table-cell>
          <table:table-cell office:value-type="float" office:value="47000000" calcext:value-type="float">
            <text:p>47,000,000</text:p>
          </table:table-cell>
          <table:table-cell office:value-type="float" office:value="38079700" calcext:value-type="float">
            <text:p>38,079,700</text:p>
          </table:table-cell>
          <table:table-cell table:formula="of:=[.A44]&amp;&quot;.&quot;&amp;[.B44]&amp;&quot;.&quot;&amp;MID([.C44];4;1)&amp;&quot;.&quot;&amp;[.D44]&amp;&quot;.&quot;&amp;[.E44]&amp;&quot;.&quot;&amp;[.F44]" office:value-type="string" office:string-value="43.수원시영통구.자.1-가.더불어민주당.양진하" calcext:value-type="string">
            <text:p>43.수원시영통구.자.1-가.더불어민주당.양진하</text:p>
          </table:table-cell>
          <table:table-cell table:number-columns-repeated="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자선거구</text:p>
          </table:table-cell>
          <table:table-cell office:value-type="string" calcext:value-type="string">
            <text:p>1-나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이현구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58.02.10</text:p>
            <text:p>(60세)</text:p>
          </table:table-cell>
          <table:table-cell office:value-type="string" calcext:value-type="string">
            <text:p>경기도 수원시 영통구 매봉로35번길</text:p>
          </table:table-cell>
          <table:table-cell office:value-type="string" calcext:value-type="string">
            <text:p>대명전기공사 대표</text:p>
          </table:table-cell>
          <table:table-cell office:value-type="string" calcext:value-type="string">
            <text:p>경기대학교 건설산업대학원 수료(석사과정)</text:p>
          </table:table-cell>
          <table:table-cell office:value-type="string" calcext:value-type="string">
            <text:p>(전)9대 수원시의회 의원</text:p>
            <text:p>(전)매탄1동 주민자치위원장</text:p>
          </table:table-cell>
          <table:table-cell office:value-type="float" office:value="47000000" calcext:value-type="float">
            <text:p>47,000,000</text:p>
          </table:table-cell>
          <table:table-cell office:value-type="float" office:value="31743368" calcext:value-type="float">
            <text:p>31,743,368</text:p>
          </table:table-cell>
          <table:table-cell table:formula="of:=[.A45]&amp;&quot;.&quot;&amp;[.B45]&amp;&quot;.&quot;&amp;MID([.C45];4;1)&amp;&quot;.&quot;&amp;[.D45]&amp;&quot;.&quot;&amp;[.E45]&amp;&quot;.&quot;&amp;[.F45]" office:value-type="string" office:string-value="44.수원시영통구.자.1-나.더불어민주당.이현구" calcext:value-type="string">
            <text:p>44.수원시영통구.자.1-나.더불어민주당.이현구</text:p>
          </table:table-cell>
          <table:table-cell table:number-columns-repeated="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자선거구</text:p>
          </table:table-cell>
          <table:table-cell office:value-type="string" calcext:value-type="string">
            <text:p>2-가</text:p>
          </table:table-cell>
          <table:table-cell office:value-type="string" calcext:value-type="string">
            <text:p>자유한국당</text:p>
          </table:table-cell>
          <table:table-cell office:value-type="string" calcext:value-type="string">
            <text:p>이재선</text:p>
          </table:table-cell>
          <table:table-cell office:value-type="string" calcext:value-type="string">
            <text:p>여</text:p>
          </table:table-cell>
          <table:table-cell office:value-type="string" calcext:value-type="string">
            <text:p>1949.07.05</text:p>
            <text:p>(68세)</text:p>
          </table:table-cell>
          <table:table-cell office:value-type="string" calcext:value-type="string">
            <text:p>경기도 수원시 영통구 동수원로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한경대학교 아동가족복지학과 졸업</text:p>
          </table:table-cell>
          <table:table-cell office:value-type="string" calcext:value-type="string">
            <text:p>(전)수원시 영통구청장</text:p>
            <text:p>(현)수원시의회의원</text:p>
          </table:table-cell>
          <table:table-cell office:value-type="float" office:value="47000000" calcext:value-type="float">
            <text:p>47,000,000</text:p>
          </table:table-cell>
          <table:table-cell office:value-type="float" office:value="41342783" calcext:value-type="float">
            <text:p>41,342,783</text:p>
          </table:table-cell>
          <table:table-cell table:formula="of:=[.A46]&amp;&quot;.&quot;&amp;[.B46]&amp;&quot;.&quot;&amp;MID([.C46];4;1)&amp;&quot;.&quot;&amp;[.D46]&amp;&quot;.&quot;&amp;[.E46]&amp;&quot;.&quot;&amp;[.F46]" office:value-type="string" office:string-value="45.수원시영통구.자.2-가.자유한국당.이재선" calcext:value-type="string">
            <text:p>45.수원시영통구.자.2-가.자유한국당.이재선</text:p>
          </table:table-cell>
          <table:table-cell table:number-columns-repeated="4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자선거구</text:p>
          </table:table-cell>
          <table:table-cell office:value-type="string" calcext:value-type="string">
            <text:p>2-나</text:p>
          </table:table-cell>
          <table:table-cell office:value-type="string" calcext:value-type="string">
            <text:p>자유한국당</text:p>
          </table:table-cell>
          <table:table-cell office:value-type="string" calcext:value-type="string">
            <text:p>최정호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3.01.02</text:p>
            <text:p>(55세)</text:p>
          </table:table-cell>
          <table:table-cell office:value-type="string" calcext:value-type="string">
            <text:p>경기도 수원시 영통구 인계로</text:p>
          </table:table-cell>
          <table:table-cell office:value-type="string" calcext:value-type="string">
            <text:p>수성빌딩대표(부동산임대업)</text:p>
          </table:table-cell>
          <table:table-cell office:value-type="string" calcext:value-type="string">
            <text:p>단국대학교 경영학과 졸업</text:p>
          </table:table-cell>
          <table:table-cell office:value-type="string" calcext:value-type="string">
            <text:p>(전)자유한국당 수원정 당원협의회 사무국장</text:p>
            <text:p>(현)민생안정정책연구소소장</text:p>
          </table:table-cell>
          <table:table-cell office:value-type="float" office:value="47000000" calcext:value-type="float">
            <text:p>47,000,000</text:p>
          </table:table-cell>
          <table:table-cell office:value-type="float" office:value="41771887" calcext:value-type="float">
            <text:p>41,771,887</text:p>
          </table:table-cell>
          <table:table-cell table:formula="of:=[.A47]&amp;&quot;.&quot;&amp;[.B47]&amp;&quot;.&quot;&amp;MID([.C47];4;1)&amp;&quot;.&quot;&amp;[.D47]&amp;&quot;.&quot;&amp;[.E47]&amp;&quot;.&quot;&amp;[.F47]" office:value-type="string" office:string-value="46.수원시영통구.자.2-나.자유한국당.최정호" calcext:value-type="string">
            <text:p>46.수원시영통구.자.2-나.자유한국당.최정호</text:p>
          </table:table-cell>
          <table:table-cell table:number-columns-repeated="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자선거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바른미래당</text:p>
          </table:table-cell>
          <table:table-cell office:value-type="string" calcext:value-type="string">
            <text:p>이종희</text:p>
          </table:table-cell>
          <table:table-cell office:value-type="string" calcext:value-type="string">
            <text:p>여</text:p>
          </table:table-cell>
          <table:table-cell office:value-type="string" calcext:value-type="string">
            <text:p>1966.03.15</text:p>
            <text:p>(52세)</text:p>
          </table:table-cell>
          <table:table-cell office:value-type="string" calcext:value-type="string">
            <text:p>경기도 수원시 영통구 센트럴타운로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수원공업전문대학 (현 수원과학대학교) 산업디자인과 졸업</text:p>
          </table:table-cell>
          <table:table-cell office:value-type="string" calcext:value-type="string">
            <text:p>(전)통장 10년 </text:p>
            <text:p>(현)경기의용소방대 대원</text:p>
          </table:table-cell>
          <table:table-cell office:value-type="float" office:value="47000000" calcext:value-type="float">
            <text:p>47,000,000</text:p>
          </table:table-cell>
          <table:table-cell office:value-type="float" office:value="15344920" calcext:value-type="float">
            <text:p>15,344,920</text:p>
          </table:table-cell>
          <table:table-cell table:formula="of:=[.A48]&amp;&quot;.&quot;&amp;[.B48]&amp;&quot;.&quot;&amp;MID([.C48];4;1)&amp;&quot;.&quot;&amp;[.D48]&amp;&quot;.&quot;&amp;[.E48]&amp;&quot;.&quot;&amp;[.F48]" office:value-type="string" office:string-value="47.수원시영통구.자.3.바른미래당.이종희" calcext:value-type="string">
            <text:p>47.수원시영통구.자.3.바른미래당.이종희</text:p>
          </table:table-cell>
          <table:table-cell table:number-columns-repeated="4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자선거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정의당</text:p>
          </table:table-cell>
          <table:table-cell office:value-type="string" calcext:value-type="string">
            <text:p>이병진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83.10.15</text:p>
            <text:p>(34세)</text:p>
          </table:table-cell>
          <table:table-cell office:value-type="string" calcext:value-type="string">
            <text:p>경기도 수원시 영통구 매탄로140번길</text:p>
          </table:table-cell>
          <table:table-cell office:value-type="string" calcext:value-type="string">
            <text:p>정의당 대표비서실 부실장</text:p>
          </table:table-cell>
          <table:table-cell office:value-type="string" calcext:value-type="string">
            <text:p>숭실대학교 법학과 졸업</text:p>
          </table:table-cell>
          <table:table-cell office:value-type="string" calcext:value-type="string">
            <text:p>(전)심상정 대통령후보 수원시선대위원장</text:p>
            <text:p>(현)수원시 좋은시정위원회 일자리위원</text:p>
          </table:table-cell>
          <table:table-cell office:value-type="float" office:value="47000000" calcext:value-type="float">
            <text:p>47,000,000</text:p>
          </table:table-cell>
          <table:table-cell office:value-type="float" office:value="38013413" calcext:value-type="float">
            <text:p>38,013,413</text:p>
          </table:table-cell>
          <table:table-cell table:formula="of:=[.A49]&amp;&quot;.&quot;&amp;[.B49]&amp;&quot;.&quot;&amp;MID([.C49];4;1)&amp;&quot;.&quot;&amp;[.D49]&amp;&quot;.&quot;&amp;[.E49]&amp;&quot;.&quot;&amp;[.F49]" office:value-type="string" office:string-value="48.수원시영통구.자.5.정의당.이병진" calcext:value-type="string">
            <text:p>48.수원시영통구.자.5.정의당.이병진</text:p>
          </table:table-cell>
          <table:table-cell table:number-columns-repeated="4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자선거구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무소속</text:p>
          </table:table-cell>
          <table:table-cell office:value-type="string" calcext:value-type="string">
            <text:p>오해두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5.06.12</text:p>
            <text:p>(53세)</text:p>
          </table:table-cell>
          <table:table-cell office:value-type="string" calcext:value-type="string">
            <text:p>경기도 수원시 영통구 매탄로</text:p>
          </table:table-cell>
          <table:table-cell office:value-type="string" calcext:value-type="string">
            <text:p>베스트-원 대표</text:p>
          </table:table-cell>
          <table:table-cell office:value-type="string" calcext:value-type="string">
            <text:p>전북대학교 사범대학 화학교육과 졸업</text:p>
          </table:table-cell>
          <table:table-cell office:value-type="string" calcext:value-type="string">
            <text:p>(전) 검찰공무원</text:p>
            <text:p>(현) 우남퍼스트빌아파트 입주자대표회의 동대표</text:p>
          </table:table-cell>
          <table:table-cell office:value-type="float" office:value="47000000" calcext:value-type="float">
            <text:p>47,000,000</text:p>
          </table:table-cell>
          <table:table-cell office:value-type="float" office:value="5875000" calcext:value-type="float">
            <text:p>5,875,000</text:p>
          </table:table-cell>
          <table:table-cell table:formula="of:=[.A50]&amp;&quot;.&quot;&amp;[.B50]&amp;&quot;.&quot;&amp;MID([.C50];4;1)&amp;&quot;.&quot;&amp;[.D50]&amp;&quot;.&quot;&amp;[.E50]&amp;&quot;.&quot;&amp;[.F50]" office:value-type="string" office:string-value="49.수원시영통구.자.6.무소속.오해두" calcext:value-type="string">
            <text:p>49.수원시영통구.자.6.무소속.오해두</text:p>
          </table:table-cell>
          <table:table-cell table:number-columns-repeated="4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차선거구</text:p>
          </table:table-cell>
          <table:table-cell office:value-type="string" calcext:value-type="string">
            <text:p>1-가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채명기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6.02.05</text:p>
            <text:p>(52세)</text:p>
          </table:table-cell>
          <table:table-cell office:value-type="string" calcext:value-type="string">
            <text:p>경기도 수원시 영통구 봉영로1744번길</text:p>
          </table:table-cell>
          <table:table-cell office:value-type="string" calcext:value-type="string">
            <text:p>MK스크린골프클럽 대표</text:p>
          </table:table-cell>
          <table:table-cell office:value-type="string" calcext:value-type="string">
            <text:p>동국대학교 산업공학과 졸업</text:p>
          </table:table-cell>
          <table:table-cell office:value-type="string" calcext:value-type="string">
            <text:p>(현)민주당 지역사회체육발전특위 부위원장</text:p>
            <text:p>(전)수원시아파트입주자연합회 사무국장</text:p>
          </table:table-cell>
          <table:table-cell office:value-type="float" office:value="43000000" calcext:value-type="float">
            <text:p>43,000,000</text:p>
          </table:table-cell>
          <table:table-cell office:value-type="float" office:value="39758254" calcext:value-type="float">
            <text:p>39,758,254</text:p>
          </table:table-cell>
          <table:table-cell table:formula="of:=[.A51]&amp;&quot;.&quot;&amp;[.B51]&amp;&quot;.&quot;&amp;MID([.C51];4;1)&amp;&quot;.&quot;&amp;[.D51]&amp;&quot;.&quot;&amp;[.E51]&amp;&quot;.&quot;&amp;[.F51]" office:value-type="string" office:string-value="50.수원시영통구.차.1-가.더불어민주당.채명기" calcext:value-type="string">
            <text:p>50.수원시영통구.차.1-가.더불어민주당.채명기</text:p>
          </table:table-cell>
          <table:table-cell table:number-columns-repeated="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차선거구</text:p>
          </table:table-cell>
          <table:table-cell office:value-type="string" calcext:value-type="string">
            <text:p>1-나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최영옥</text:p>
          </table:table-cell>
          <table:table-cell office:value-type="string" calcext:value-type="string">
            <text:p>여</text:p>
          </table:table-cell>
          <table:table-cell office:value-type="string" calcext:value-type="string">
            <text:p>1967.01.06</text:p>
            <text:p>(51세)</text:p>
          </table:table-cell>
          <table:table-cell office:value-type="string" calcext:value-type="string">
            <text:p>경기도 수원시 영통구 삼성로268번길</text:p>
          </table:table-cell>
          <table:table-cell office:value-type="string" calcext:value-type="string">
            <text:p>수원시의회의원</text:p>
          </table:table-cell>
          <table:table-cell office:value-type="string" calcext:value-type="string">
            <text:p>단국대학교 대학원 교육학과 박사과정 수료</text:p>
          </table:table-cell>
          <table:table-cell office:value-type="string" calcext:value-type="string">
            <text:p>(전)경기시민사회연대회의 상임대표</text:p>
            <text:p>(전)더불어민주당 경기도당 공동대변인</text:p>
          </table:table-cell>
          <table:table-cell office:value-type="float" office:value="43000000" calcext:value-type="float">
            <text:p>43,000,000</text:p>
          </table:table-cell>
          <table:table-cell office:value-type="float" office:value="39787251" calcext:value-type="float">
            <text:p>39,787,251</text:p>
          </table:table-cell>
          <table:table-cell table:formula="of:=[.A52]&amp;&quot;.&quot;&amp;[.B52]&amp;&quot;.&quot;&amp;MID([.C52];4;1)&amp;&quot;.&quot;&amp;[.D52]&amp;&quot;.&quot;&amp;[.E52]&amp;&quot;.&quot;&amp;[.F52]" office:value-type="string" office:string-value="51.수원시영통구.차.1-나.더불어민주당.최영옥" calcext:value-type="string">
            <text:p>51.수원시영통구.차.1-나.더불어민주당.최영옥</text:p>
          </table:table-cell>
          <table:table-cell table:number-columns-repeated="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차선거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자유한국당</text:p>
          </table:table-cell>
          <table:table-cell office:value-type="string" calcext:value-type="string">
            <text:p>정준태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1.06.06</text:p>
            <text:p>(57세)</text:p>
          </table:table-cell>
          <table:table-cell office:value-type="string" calcext:value-type="string">
            <text:p>경기도 수원시 영통구 중부대로</text:p>
          </table:table-cell>
          <table:table-cell office:value-type="string" calcext:value-type="string">
            <text:p>수원시의회의원</text:p>
          </table:table-cell>
          <table:table-cell office:value-type="string" calcext:value-type="string">
            <text:p>한남대학교 대학원 졸업(이학석사)</text:p>
          </table:table-cell>
          <table:table-cell office:value-type="string" calcext:value-type="string">
            <text:p>(현)수원시의회의원</text:p>
            <text:p>(전)유신고등학교 총동문회장</text:p>
          </table:table-cell>
          <table:table-cell office:value-type="float" office:value="43000000" calcext:value-type="float">
            <text:p>43,000,000</text:p>
          </table:table-cell>
          <table:table-cell office:value-type="float" office:value="41396134" calcext:value-type="float">
            <text:p>41,396,134</text:p>
          </table:table-cell>
          <table:table-cell table:formula="of:=[.A53]&amp;&quot;.&quot;&amp;[.B53]&amp;&quot;.&quot;&amp;MID([.C53];4;1)&amp;&quot;.&quot;&amp;[.D53]&amp;&quot;.&quot;&amp;[.E53]&amp;&quot;.&quot;&amp;[.F53]" office:value-type="string" office:string-value="52.수원시영통구.차.2.자유한국당.정준태" calcext:value-type="string">
            <text:p>52.수원시영통구.차.2.자유한국당.정준태</text:p>
          </table:table-cell>
          <table:table-cell table:number-columns-repeated="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차선거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바른미래당</text:p>
          </table:table-cell>
          <table:table-cell office:value-type="string" calcext:value-type="string">
            <text:p>안기희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8.10.28</text:p>
            <text:p>(49세)</text:p>
          </table:table-cell>
          <table:table-cell office:value-type="string" calcext:value-type="string">
            <text:p>경기도 수원시 장안구 만석로159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단국대학교 중문학과 졸업</text:p>
          </table:table-cell>
          <table:table-cell office:value-type="string" calcext:value-type="string">
            <text:p>(현)수원시 학교운영위원장협의회 회장</text:p>
            <text:p>(현)경기도교육청 역사교육특별위원회 위원</text:p>
          </table:table-cell>
          <table:table-cell office:value-type="float" office:value="43000000" calcext:value-type="float">
            <text:p>43,000,000</text:p>
          </table:table-cell>
          <table:table-cell office:value-type="float" office:value="6792422" calcext:value-type="float">
            <text:p>6,792,422</text:p>
          </table:table-cell>
          <table:table-cell table:formula="of:=[.A54]&amp;&quot;.&quot;&amp;[.B54]&amp;&quot;.&quot;&amp;MID([.C54];4;1)&amp;&quot;.&quot;&amp;[.D54]&amp;&quot;.&quot;&amp;[.E54]&amp;&quot;.&quot;&amp;[.F54]" office:value-type="string" office:string-value="53.수원시영통구.차.3.바른미래당.안기희" calcext:value-type="string">
            <text:p>53.수원시영통구.차.3.바른미래당.안기희</text:p>
          </table:table-cell>
          <table:table-cell table:number-columns-repeated="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차선거구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민중당</text:p>
          </table:table-cell>
          <table:table-cell office:value-type="string" calcext:value-type="string">
            <text:p>윤주환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86.02.05</text:p>
            <text:p>(32세)</text:p>
          </table:table-cell>
          <table:table-cell office:value-type="string" calcext:value-type="string">
            <text:p>경기도 수원시 영통구 중부대로</text:p>
          </table:table-cell>
          <table:table-cell office:value-type="string" calcext:value-type="string">
            <text:p>대학원생</text:p>
          </table:table-cell>
          <table:table-cell office:value-type="string" calcext:value-type="string">
            <text:p>아주대학교 대학원 전자공학과 석사과정 수료</text:p>
          </table:table-cell>
          <table:table-cell office:value-type="string" calcext:value-type="string">
            <text:p>(현)경기민주민생평화통일주권연대 운영위원</text:p>
            <text:p>(현)일하는2030 운영위원</text:p>
          </table:table-cell>
          <table:table-cell office:value-type="float" office:value="43000000" calcext:value-type="float">
            <text:p>43,000,000</text:p>
          </table:table-cell>
          <table:table-cell office:value-type="float" office:value="896100" calcext:value-type="float">
            <text:p>896,100</text:p>
          </table:table-cell>
          <table:table-cell table:formula="of:=[.A55]&amp;&quot;.&quot;&amp;[.B55]&amp;&quot;.&quot;&amp;MID([.C55];4;1)&amp;&quot;.&quot;&amp;[.D55]&amp;&quot;.&quot;&amp;[.E55]&amp;&quot;.&quot;&amp;[.F55]" office:value-type="string" office:string-value="54.수원시영통구.차.6.민중당.윤주환" calcext:value-type="string">
            <text:p>54.수원시영통구.차.6.민중당.윤주환</text:p>
          </table:table-cell>
          <table:table-cell table:number-columns-repeated="4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카선거구</text:p>
          </table:table-cell>
          <table:table-cell office:value-type="string" calcext:value-type="string">
            <text:p>1-가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조석환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76.10.08</text:p>
            <text:p>(41세)</text:p>
          </table:table-cell>
          <table:table-cell office:value-type="string" calcext:value-type="string">
            <text:p>경기도 수원시 영통구 광교호수로152번길</text:p>
          </table:table-cell>
          <table:table-cell office:value-type="string" calcext:value-type="string">
            <text:p>수원시의회의원</text:p>
          </table:table-cell>
          <table:table-cell office:value-type="string" calcext:value-type="string">
            <text:p>아주대학교 대학원 행정학과 박사과정 재학중</text:p>
          </table:table-cell>
          <table:table-cell office:value-type="string" calcext:value-type="string">
            <text:p>(전)더불어민주당 경기도당 청년위원장</text:p>
            <text:p>(전)수원시의회 공동주택지원 및 관리개선 특별위원장</text:p>
          </table:table-cell>
          <table:table-cell office:value-type="float" office:value="45000000" calcext:value-type="float">
            <text:p>45,000,000</text:p>
          </table:table-cell>
          <table:table-cell office:value-type="float" office:value="37908900" calcext:value-type="float">
            <text:p>37,908,900</text:p>
          </table:table-cell>
          <table:table-cell table:formula="of:=[.A56]&amp;&quot;.&quot;&amp;[.B56]&amp;&quot;.&quot;&amp;MID([.C56];4;1)&amp;&quot;.&quot;&amp;[.D56]&amp;&quot;.&quot;&amp;[.E56]&amp;&quot;.&quot;&amp;[.F56]" office:value-type="string" office:string-value="55.수원시영통구.카.1-가.더불어민주당.조석환" calcext:value-type="string">
            <text:p>55.수원시영통구.카.1-가.더불어민주당.조석환</text:p>
          </table:table-cell>
          <table:table-cell table:number-columns-repeated="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카선거구</text:p>
          </table:table-cell>
          <table:table-cell office:value-type="string" calcext:value-type="string">
            <text:p>1-나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김영택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71.01.15</text:p>
            <text:p>(47세)</text:p>
          </table:table-cell>
          <table:table-cell office:value-type="string" calcext:value-type="string">
            <text:p>경기도 수원시 영통구 광교중앙로</text:p>
          </table:table-cell>
          <table:table-cell office:value-type="string" calcext:value-type="string">
            <text:p>자영업</text:p>
          </table:table-cell>
          <table:table-cell office:value-type="string" calcext:value-type="string">
            <text:p>단양공업고등학교(현 한국호텔관광고등학교) 화공과 졸업</text:p>
          </table:table-cell>
          <table:table-cell office:value-type="string" calcext:value-type="string">
            <text:p>(현)더불어민주당 수원시정 지역위원회 광교2동 협의회장</text:p>
            <text:p>(현)광교2동 주민자치위원회 위원</text:p>
          </table:table-cell>
          <table:table-cell office:value-type="float" office:value="45000000" calcext:value-type="float">
            <text:p>45,000,000</text:p>
          </table:table-cell>
          <table:table-cell office:value-type="float" office:value="39928613" calcext:value-type="float">
            <text:p>39,928,613</text:p>
          </table:table-cell>
          <table:table-cell table:formula="of:=[.A57]&amp;&quot;.&quot;&amp;[.B57]&amp;&quot;.&quot;&amp;MID([.C57];4;1)&amp;&quot;.&quot;&amp;[.D57]&amp;&quot;.&quot;&amp;[.E57]&amp;&quot;.&quot;&amp;[.F57]" office:value-type="string" office:string-value="56.수원시영통구.카.1-나.더불어민주당.김영택" calcext:value-type="string">
            <text:p>56.수원시영통구.카.1-나.더불어민주당.김영택</text:p>
          </table:table-cell>
          <table:table-cell table:number-columns-repeated="4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카선거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자유한국당</text:p>
          </table:table-cell>
          <table:table-cell office:value-type="string" calcext:value-type="string">
            <text:p>홍종철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80.05.16</text:p>
            <text:p>(38세)</text:p>
          </table:table-cell>
          <table:table-cell office:value-type="string" calcext:value-type="string">
            <text:p>경기도 수원시 영통구 법조로</text:p>
          </table:table-cell>
          <table:table-cell office:value-type="string" calcext:value-type="string">
            <text:p>아트디자인 회사 대표</text:p>
          </table:table-cell>
          <table:table-cell office:value-type="string" calcext:value-type="string">
            <text:p>아주대학교 공공정책대학원 졸업 (행정학석사)</text:p>
          </table:table-cell>
          <table:table-cell office:value-type="string" calcext:value-type="string">
            <text:p>(현)광교 이의초등학교 운영위원장</text:p>
            <text:p>(현)수원시방범기동순찰대 광교지대 홍보국장</text:p>
          </table:table-cell>
          <table:table-cell office:value-type="float" office:value="45000000" calcext:value-type="float">
            <text:p>45,000,000</text:p>
          </table:table-cell>
          <table:table-cell office:value-type="float" office:value="42534330" calcext:value-type="float">
            <text:p>42,534,330</text:p>
          </table:table-cell>
          <table:table-cell table:formula="of:=[.A58]&amp;&quot;.&quot;&amp;[.B58]&amp;&quot;.&quot;&amp;MID([.C58];4;1)&amp;&quot;.&quot;&amp;[.D58]&amp;&quot;.&quot;&amp;[.E58]&amp;&quot;.&quot;&amp;[.F58]" office:value-type="string" office:string-value="57.수원시영통구.카.2.자유한국당.홍종철" calcext:value-type="string">
            <text:p>57.수원시영통구.카.2.자유한국당.홍종철</text:p>
          </table:table-cell>
          <table:table-cell table:number-columns-repeated="4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카선거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바른미래당</text:p>
          </table:table-cell>
          <table:table-cell office:value-type="string" calcext:value-type="string">
            <text:p>김현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9.12.25</text:p>
            <text:p>(48세)</text:p>
          </table:table-cell>
          <table:table-cell office:value-type="string" calcext:value-type="string">
            <text:p>경기도 수원시 영통구 에듀타운로</text:p>
          </table:table-cell>
          <table:table-cell office:value-type="string" calcext:value-type="string">
            <text:p>자영업 (의류사업)</text:p>
          </table:table-cell>
          <table:table-cell office:value-type="string" calcext:value-type="string">
            <text:p>전주대학교 산업공학과 졸업</text:p>
          </table:table-cell>
          <table:table-cell office:value-type="string" calcext:value-type="string">
            <text:p>(전) 경기도청이전추진협의회장</text:p>
            <text:p>(현) 광교노인복지관 후원회장</text:p>
          </table:table-cell>
          <table:table-cell office:value-type="float" office:value="45000000" calcext:value-type="float">
            <text:p>45,000,000</text:p>
          </table:table-cell>
          <table:table-cell office:value-type="float" office:value="41957284" calcext:value-type="float">
            <text:p>41,957,284</text:p>
          </table:table-cell>
          <table:table-cell table:formula="of:=[.A59]&amp;&quot;.&quot;&amp;[.B59]&amp;&quot;.&quot;&amp;MID([.C59];4;1)&amp;&quot;.&quot;&amp;[.D59]&amp;&quot;.&quot;&amp;[.E59]&amp;&quot;.&quot;&amp;[.F59]" office:value-type="string" office:string-value="58.수원시영통구.카.3.바른미래당.김현" calcext:value-type="string">
            <text:p>58.수원시영통구.카.3.바른미래당.김현</text:p>
          </table:table-cell>
          <table:table-cell table:number-columns-repeated="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카선거구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무소속</text:p>
          </table:table-cell>
          <table:table-cell office:value-type="string" calcext:value-type="string">
            <text:p>봉성재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8.09.07</text:p>
            <text:p>(49세)</text:p>
          </table:table-cell>
          <table:table-cell office:value-type="string" calcext:value-type="string">
            <text:p>경기도 수원시 영통구 센트럴타운로</text:p>
          </table:table-cell>
          <table:table-cell office:value-type="string" calcext:value-type="string">
            <text:p>개인투자(부동산)</text:p>
          </table:table-cell>
          <table:table-cell office:value-type="string" calcext:value-type="string">
            <text:p>계명대학교 건축공학과 졸업</text:p>
          </table:table-cell>
          <table:table-cell office:value-type="string" calcext:value-type="string">
            <text:p>(전)광교신도시 총연합회 부회장</text:p>
            <text:p>(현)광교고등학교 운영위원</text:p>
          </table:table-cell>
          <table:table-cell office:value-type="float" office:value="45000000" calcext:value-type="float">
            <text:p>45,000,000</text:p>
          </table:table-cell>
          <table:table-cell office:value-type="float" office:value="43682482" calcext:value-type="float">
            <text:p>43,682,482</text:p>
          </table:table-cell>
          <table:table-cell table:formula="of:=[.A60]&amp;&quot;.&quot;&amp;[.B60]&amp;&quot;.&quot;&amp;MID([.C60];4;1)&amp;&quot;.&quot;&amp;[.D60]&amp;&quot;.&quot;&amp;[.E60]&amp;&quot;.&quot;&amp;[.F60]" office:value-type="string" office:string-value="59.수원시영통구.카.6.무소속.봉성재" calcext:value-type="string">
            <text:p>59.수원시영통구.카.6.무소속.봉성재</text:p>
          </table:table-cell>
          <table:table-cell table:number-columns-repeated="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하선거구</text:p>
          </table:table-cell>
          <table:table-cell office:value-type="string" calcext:value-type="string">
            <text:p>1-가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이미경</text:p>
          </table:table-cell>
          <table:table-cell office:value-type="string" calcext:value-type="string">
            <text:p>여</text:p>
          </table:table-cell>
          <table:table-cell office:value-type="string" calcext:value-type="string">
            <text:p>1958.11.07</text:p>
            <text:p>(59세)</text:p>
          </table:table-cell>
          <table:table-cell office:value-type="string" calcext:value-type="string">
            <text:p>경기도 수원시 영통구 태장로</text:p>
          </table:table-cell>
          <table:table-cell office:value-type="string" calcext:value-type="string">
            <text:p>수원시의원</text:p>
          </table:table-cell>
          <table:table-cell office:value-type="string" calcext:value-type="string">
            <text:p>이화여자대학교 대학원 졸업(북한학 박사)</text:p>
          </table:table-cell>
          <table:table-cell office:value-type="string" calcext:value-type="string">
            <text:p>(전)경기도청 여성정책국장(3급)</text:p>
            <text:p>(현)수원시의원</text:p>
          </table:table-cell>
          <table:table-cell office:value-type="float" office:value="49000000" calcext:value-type="float">
            <text:p>49,000,000</text:p>
          </table:table-cell>
          <table:table-cell office:value-type="float" office:value="43882578" calcext:value-type="float">
            <text:p>43,882,578</text:p>
          </table:table-cell>
          <table:table-cell table:formula="of:=[.A61]&amp;&quot;.&quot;&amp;[.B61]&amp;&quot;.&quot;&amp;MID([.C61];4;1)&amp;&quot;.&quot;&amp;[.D61]&amp;&quot;.&quot;&amp;[.E61]&amp;&quot;.&quot;&amp;[.F61]" office:value-type="string" office:string-value="60.수원시영통구.하.1-가.더불어민주당.이미경" calcext:value-type="string">
            <text:p>60.수원시영통구.하.1-가.더불어민주당.이미경</text:p>
          </table:table-cell>
          <table:table-cell table:number-columns-repeated="4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하선거구</text:p>
          </table:table-cell>
          <table:table-cell office:value-type="string" calcext:value-type="string">
            <text:p>1-나</text:p>
          </table:table-cell>
          <table:table-cell office:value-type="string" calcext:value-type="string">
            <text:p>더불어민주당</text:p>
          </table:table-cell>
          <table:table-cell office:value-type="string" calcext:value-type="string">
            <text:p>이희승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80.09.27</text:p>
            <text:p>(37세)</text:p>
          </table:table-cell>
          <table:table-cell office:value-type="string" calcext:value-type="string">
            <text:p>경기도 수원시 영통구 태장로54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경희사이버대학교 미국문화영어학과 재학중</text:p>
          </table:table-cell>
          <table:table-cell office:value-type="string" calcext:value-type="string">
            <text:p>(전)국회의원 김진표 비서관</text:p>
            <text:p>(전)문재인정부 국정기획자문위원회 행정위원</text:p>
          </table:table-cell>
          <table:table-cell office:value-type="float" office:value="49000000" calcext:value-type="float">
            <text:p>49,000,000</text:p>
          </table:table-cell>
          <table:table-cell office:value-type="float" office:value="38791300" calcext:value-type="float">
            <text:p>38,791,300</text:p>
          </table:table-cell>
          <table:table-cell table:formula="of:=[.A62]&amp;&quot;.&quot;&amp;[.B62]&amp;&quot;.&quot;&amp;MID([.C62];4;1)&amp;&quot;.&quot;&amp;[.D62]&amp;&quot;.&quot;&amp;[.E62]&amp;&quot;.&quot;&amp;[.F62]" office:value-type="string" office:string-value="61.수원시영통구.하.1-나.더불어민주당.이희승" calcext:value-type="string">
            <text:p>61.수원시영통구.하.1-나.더불어민주당.이희승</text:p>
          </table:table-cell>
          <table:table-cell table:number-columns-repeated="4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하선거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자유한국당</text:p>
          </table:table-cell>
          <table:table-cell office:value-type="string" calcext:value-type="string">
            <text:p>김기정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0.10.25</text:p>
            <text:p>(57세)</text:p>
          </table:table-cell>
          <table:table-cell office:value-type="string" calcext:value-type="string">
            <text:p>경기도 수원시 영통구 매영로310번길</text:p>
          </table:table-cell>
          <table:table-cell office:value-type="string" calcext:value-type="string">
            <text:p>수원시의회의원</text:p>
          </table:table-cell>
          <table:table-cell office:value-type="string" calcext:value-type="string">
            <text:p>장안대학(현 장안대학교) 세무회계과 졸업</text:p>
          </table:table-cell>
          <table:table-cell office:value-type="string" calcext:value-type="string">
            <text:p>(현)수원시의원</text:p>
            <text:p>(전)수원시 초.중.고 학교운영위원장 협의회장</text:p>
          </table:table-cell>
          <table:table-cell office:value-type="float" office:value="49000000" calcext:value-type="float">
            <text:p>49,000,000</text:p>
          </table:table-cell>
          <table:table-cell office:value-type="float" office:value="43832689" calcext:value-type="float">
            <text:p>43,832,689</text:p>
          </table:table-cell>
          <table:table-cell table:formula="of:=[.A63]&amp;&quot;.&quot;&amp;[.B63]&amp;&quot;.&quot;&amp;MID([.C63];4;1)&amp;&quot;.&quot;&amp;[.D63]&amp;&quot;.&quot;&amp;[.E63]&amp;&quot;.&quot;&amp;[.F63]" office:value-type="string" office:string-value="62.수원시영통구.하.2.자유한국당.김기정" calcext:value-type="string">
            <text:p>62.수원시영통구.하.2.자유한국당.김기정</text:p>
          </table:table-cell>
          <table:table-cell table:number-columns-repeated="4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하선거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바른미래당</text:p>
          </table:table-cell>
          <table:table-cell office:value-type="string" calcext:value-type="string">
            <text:p>노영관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67.04.10</text:p>
            <text:p>(51세)</text:p>
          </table:table-cell>
          <table:table-cell office:value-type="string" calcext:value-type="string">
            <text:p>경기도 수원시 영통구 영통로290번길</text:p>
          </table:table-cell>
          <table:table-cell office:value-type="string" calcext:value-type="string">
            <text:p>수원시의회의원</text:p>
          </table:table-cell>
          <table:table-cell office:value-type="string" calcext:value-type="string">
            <text:p>연세대학교 행정대학원 졸업(지방자치·도시행정 전공 석사과정)</text:p>
          </table:table-cell>
          <table:table-cell office:value-type="string" calcext:value-type="string">
            <text:p>(전)수원여자대학교 객원교수 및 부센터장</text:p>
            <text:p>(현)한국스카우트 수원지구연합회 회장</text:p>
          </table:table-cell>
          <table:table-cell office:value-type="float" office:value="49000000" calcext:value-type="float">
            <text:p>49,000,000</text:p>
          </table:table-cell>
          <table:table-cell office:value-type="float" office:value="46323560" calcext:value-type="float">
            <text:p>46,323,560</text:p>
          </table:table-cell>
          <table:table-cell table:formula="of:=[.A64]&amp;&quot;.&quot;&amp;[.B64]&amp;&quot;.&quot;&amp;MID([.C64];4;1)&amp;&quot;.&quot;&amp;[.D64]&amp;&quot;.&quot;&amp;[.E64]&amp;&quot;.&quot;&amp;[.F64]" office:value-type="string" office:string-value="63.수원시영통구.하.3.바른미래당.노영관" calcext:value-type="string">
            <text:p>63.수원시영통구.하.3.바른미래당.노영관</text:p>
          </table:table-cell>
          <table:table-cell table:number-columns-repeated="4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수원시영통구</text:p>
          </table:table-cell>
          <table:table-cell office:value-type="string" calcext:value-type="string">
            <text:p>수원시하선거구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우리미래</text:p>
          </table:table-cell>
          <table:table-cell office:value-type="string" calcext:value-type="string">
            <text:p>조기원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1988.01.14</text:p>
            <text:p>(30세)</text:p>
          </table:table-cell>
          <table:table-cell office:value-type="string" calcext:value-type="string">
            <text:p>경기도 수원시 영통구 영통로290번길</text:p>
          </table:table-cell>
          <table:table-cell office:value-type="string" calcext:value-type="string">
            <text:p>정당인</text:p>
          </table:table-cell>
          <table:table-cell office:value-type="string" calcext:value-type="string">
            <text:p>경희대학교 대학원 수료(토목공학과 박사과정)</text:p>
          </table:table-cell>
          <table:table-cell office:value-type="string" calcext:value-type="string">
            <text:p>(현)우리미래 공동대변인</text:p>
            <text:p>(전)우리미래 경기도당 대표</text:p>
          </table:table-cell>
          <table:table-cell office:value-type="float" office:value="49000000" calcext:value-type="float">
            <text:p>49,000,000</text:p>
          </table:table-cell>
          <table:table-cell office:value-type="float" office:value="8383530" calcext:value-type="float">
            <text:p>8,383,530</text:p>
          </table:table-cell>
          <table:table-cell table:formula="of:=[.A65]&amp;&quot;.&quot;&amp;[.B65]&amp;&quot;.&quot;&amp;MID([.C65];4;1)&amp;&quot;.&quot;&amp;[.D65]&amp;&quot;.&quot;&amp;[.E65]&amp;&quot;.&quot;&amp;[.F65]" office:value-type="string" office:string-value="64.수원시영통구.하.6.우리미래.조기원" calcext:value-type="string">
            <text:p>64.수원시영통구.하.6.우리미래.조기원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수원시의원후보 선거비용'.A1:'수원시의원후보 선거비용'.O6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/00/0000</text:date>, <text:time style:data-style-name="N2" text:time-value="16:18:09.167633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won </meta:initial-creator>
    <meta:creation-date>2014-10-06T19:35:54.674701653</meta:creation-date>
    <meta:generator>LibreOffice/5.1.6.2$Linux_X86_64 LibreOffice_project/10m0$Build-2</meta:generator>
    <dc:date>2018-09-22T16:22:23.991177006</dc:date>
    <dc:creator>kiwon </dc:creator>
    <meta:editing-duration>PT3H19M16S</meta:editing-duration>
    <meta:editing-cycles>29</meta:editing-cycles>
    <meta:document-statistic meta:table-count="1" meta:cell-count="975" meta:object-count="0"/>
  </office:meta>
</office:document-meta>
</file>